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212000000C75BB17F3B1023263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StarSymbol" svg:font-family="Star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beration Mono2" svg:font-family="'Liberation Mono'"/>
    <style:font-face style:name="Liberation Sans4" svg:font-family="'Liberation Sans'"/>
    <style:font-face style:name="F" svg:font-family="" style:font-family-generic="swiss"/>
    <style:font-face style:name="Liberation Sans" svg:font-family="'Liberation Sans'" style:font-family-generic="swiss"/>
    <style:font-face style:name="Liberation Sans5" svg:font-family="'Liberation Sans', Arial"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Andale Sans UI" svg:font-family="'Andale Sans UI', 'Arial Unicode MS'" style:font-pitch="variable"/>
    <style:font-face style:name="DejaVu Sans1" svg:font-family="'DejaVu Sans'" style:font-pitch="variable"/>
    <style:font-face style:name="HG Mincho Light J" svg:font-family="'HG Mincho Light J', msmincho"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Sans6" svg:font-family="'Liberation Sans', Arial"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1" svg:font-family="'Andale Sans UI'" style:font-family-generic="system" style:font-pitch="variable"/>
    <style:font-face style:name="HG Mincho Light J1" svg:font-family="'HG Mincho Light J'" style:font-family-generic="system" style:font-pitch="variable"/>
  </office:font-face-decls>
  <office:automatic-styles>
    <style:style style:name="Tableau3" style:family="table">
      <style:table-properties style:width="9.999cm" table:align="center"/>
    </style:style>
    <style:style style:name="Tableau3.A" style:family="table-column">
      <style:table-column-properties style:column-width="1.665cm"/>
    </style:style>
    <style:style style:name="Tableau3.B" style:family="table-column">
      <style:table-column-properties style:column-width="1.667cm"/>
    </style:style>
    <style:style style:name="Tableau3.F" style:family="table-column">
      <style:table-column-properties style:column-width="1.669cm"/>
    </style:style>
    <style:style style:name="Tableau3.A1" style:family="table-cell">
      <style:table-cell-properties fo:padding="0.097cm" fo:border="none"/>
    </style:style>
    <style:style style:name="Tableau3.B1" style:family="table-cell">
      <style:table-cell-properties fo:padding="0.097cm" fo:border-left="none"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8" style:family="table">
      <style:table-properties style:width="11.305cm" fo:margin-left="2.972cm" table:align="left" style:writing-mode="lr-tb"/>
    </style:style>
    <style:style style:name="Tableau8.A" style:family="table-column">
      <style:table-column-properties style:column-width="6.013cm"/>
    </style:style>
    <style:style style:name="Tableau8.B" style:family="table-column">
      <style:table-column-properties style:column-width="5.292cm"/>
    </style:style>
    <style:style style:name="Tableau8.A1" style:family="table-cell">
      <style:table-cell-properties fo:padding="0.097cm" fo:border-left="none" fo:border-right="none" fo:border-top="none" fo:border-bottom="0.05pt solid #000000"/>
    </style:style>
    <style:style style:name="Tableau8.B1" style:family="table-cell">
      <style:table-cell-properties style:vertical-align="bottom" fo:padding="0.097cm" fo:border-left="none" fo:border-right="none" fo:border-top="none" fo:border-bottom="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1" style:family="table" style:master-page-name="">
      <style:table-properties style:width="3.002cm" fo:margin-left="0.75cm" fo:margin-right="0.748cm" style:page-number="auto" table:align="margins"/>
    </style:style>
    <style:style style:name="Tableau1.A" style:family="table-column">
      <style:table-column-properties style:column-width="1.499cm" style:rel-column-width="850*"/>
    </style:style>
    <style:style style:name="Tableau1.B" style:family="table-column">
      <style:table-column-properties style:column-width="1.503cm" style:rel-column-width="852*"/>
    </style:style>
    <style:style style:name="Tableau1.A1" style:family="table-cell">
      <style:table-cell-properties fo:padding="0.097cm" fo:border-left="none" fo:border-right="0.05pt solid #000000" fo:border-top="none" fo:border-bottom="none"/>
    </style:style>
    <style:style style:name="Tableau1.B1" style:family="table-cell">
      <style:table-cell-properties fo:padding="0.097cm" fo:border="none"/>
    </style:style>
    <style:style style:name="Tableau9" style:family="table" style:master-page-name="">
      <style:table-properties style:width="3.002cm" fo:margin-left="0.75cm" fo:margin-right="0.748cm" style:page-number="auto" fo:break-before="column" table:align="margins"/>
    </style:style>
    <style:style style:name="Tableau9.A" style:family="table-column">
      <style:table-column-properties style:column-width="1.499cm" style:rel-column-width="850*"/>
    </style:style>
    <style:style style:name="Tableau9.B" style:family="table-column">
      <style:table-column-properties style:column-width="1.503cm" style:rel-column-width="852*"/>
    </style:style>
    <style:style style:name="Tableau9.A1" style:family="table-cell">
      <style:table-cell-properties fo:padding="0.097cm" fo:border-left="none" fo:border-right="0.05pt solid #000000" fo:border-top="none" fo:border-bottom="none"/>
    </style:style>
    <style:style style:name="Tableau9.B1" style:family="table-cell">
      <style:table-cell-properties fo:padding="0.097cm" fo:border="none"/>
    </style:style>
    <style:style style:name="Tableau10" style:family="table" style:master-page-name="">
      <style:table-properties style:width="3.002cm" fo:margin-left="0.75cm" fo:margin-right="0.748cm" style:page-number="auto" fo:break-before="column" table:align="margins"/>
    </style:style>
    <style:style style:name="Tableau10.A" style:family="table-column">
      <style:table-column-properties style:column-width="1.499cm" style:rel-column-width="850*"/>
    </style:style>
    <style:style style:name="Tableau10.B" style:family="table-column">
      <style:table-column-properties style:column-width="1.503cm" style:rel-column-width="852*"/>
    </style:style>
    <style:style style:name="Tableau10.A1" style:family="table-cell">
      <style:table-cell-properties fo:padding="0.097cm" fo:border-left="none" fo:border-right="0.05pt solid #000000" fo:border-top="none" fo:border-bottom="none"/>
    </style:style>
    <style:style style:name="Tableau10.B1" style:family="table-cell">
      <style:table-cell-properties fo:padding="0.097cm" fo:border="none"/>
    </style:style>
    <style:style style:name="Tableau5" style:family="table">
      <style:table-properties style:width="17.999cm" table:align="margins"/>
    </style:style>
    <style:style style:name="Tableau5.A" style:family="table-column">
      <style:table-column-properties style:column-width="3.6cm" style:rel-column-width="13107*"/>
    </style:style>
    <style:style style:name="Tableau5.A1" style:family="table-cell">
      <style:table-cell-properties fo:padding="0.097cm" fo:border="none"/>
    </style:style>
    <style:style style:name="Tableau5.B1" style:family="table-cell">
      <style:table-cell-properties fo:padding="0.097cm" fo:border-left="none" fo:border-right="none" fo:border-top="none" fo:border-bottom="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0.05pt solid #000000" fo:border-top="0.05pt solid #000000" fo:border-bottom="none"/>
    </style:style>
    <style:style style:name="Tableau5.E2" style:family="table-cell">
      <style:table-cell-properties fo:padding="0.097cm" fo:border-left="none" fo:border-right="0.05pt solid #000000" fo:border-top="0.05pt solid #000000" fo:border-bottom="none"/>
    </style:style>
    <style:style style:name="Tableau5.B3" style:family="table-cell">
      <style:table-cell-properties fo:padding="0.097cm" fo:border-left="0.05pt solid #000000" fo:border-right="0.05pt solid #000000" fo:border-top="none" fo:border-bottom="0.05pt solid #000000"/>
    </style:style>
    <style:style style:name="Tableau5.E3" style:family="table-cell">
      <style:table-cell-properties fo:padding="0.097cm" fo:border-left="none" fo:border-right="0.05pt solid #000000" fo:border-top="none" fo:border-bottom="0.05pt solid #000000"/>
    </style:style>
    <style:style style:name="Tableau6" style:family="table" style:master-page-name="">
      <style:table-properties style:width="3.002cm" fo:margin-left="0.75cm" fo:margin-right="0.748cm" style:page-number="auto" fo:break-before="column" table:align="margins"/>
    </style:style>
    <style:style style:name="Tableau6.A" style:family="table-column">
      <style:table-column-properties style:column-width="1.499cm" style:rel-column-width="850*"/>
    </style:style>
    <style:style style:name="Tableau6.B" style:family="table-column">
      <style:table-column-properties style:column-width="1.503cm" style:rel-column-width="852*"/>
    </style:style>
    <style:style style:name="Tableau6.A1" style:family="table-cell">
      <style:table-cell-properties fo:padding="0.097cm" fo:border-left="none" fo:border-right="0.05pt solid #000000" fo:border-top="none" fo:border-bottom="none"/>
    </style:style>
    <style:style style:name="Tableau6.B1" style:family="table-cell">
      <style:table-cell-properties fo:padding="0.097cm" fo:border="none"/>
    </style:style>
    <style:style style:name="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11544b0"/>
    </style:style>
    <style:style style:name="P2" style:family="paragraph" style:parent-style-name="Normal">
      <style:paragraph-properties fo:text-align="center" style:justify-single-word="false"/>
      <style:text-properties style:font-name="DejaVu Sans1" fo:font-weight="bold" style:font-weight-asian="bold" style:font-name-complex="DejaVu Sans"/>
    </style:style>
    <style:style style:name="P3" style:family="paragraph" style:parent-style-name="Normal">
      <style:paragraph-properties fo:text-align="center" style:justify-single-word="false"/>
      <style:text-properties officeooo:paragraph-rsid="008145a0"/>
    </style:style>
    <style:style style:name="P4" style:family="paragraph" style:parent-style-name="Normal">
      <style:text-properties style:font-name="Liberation Sans2" officeooo:rsid="00fb8b71" officeooo:paragraph-rsid="00fb8b71"/>
    </style:style>
    <style:style style:name="P5" style:family="paragraph" style:parent-style-name="Normal">
      <style:text-properties style:font-name="Liberation Sans2" officeooo:paragraph-rsid="0105c194"/>
    </style:style>
    <style:style style:name="P6" style:family="paragraph" style:parent-style-name="Normal">
      <style:text-properties style:font-name="Liberation Sans3" officeooo:paragraph-rsid="0105c194"/>
    </style:style>
    <style:style style:name="P7" style:family="paragraph" style:parent-style-name="Normal">
      <style:paragraph-properties fo:text-align="center" style:justify-single-word="false"/>
      <style:text-properties officeooo:rsid="011544b0" officeooo:paragraph-rsid="011544b0"/>
    </style:style>
    <style:style style:name="P8" style:family="paragraph" style:parent-style-name="Paragraphe">
      <style:paragraph-properties fo:margin-left="0cm" fo:margin-right="0cm" fo:text-indent="0cm" style:auto-text-indent="false"/>
      <style:text-properties style:font-name="Liberation Sans3" officeooo:paragraph-rsid="0126643d"/>
    </style:style>
    <style:style style:name="P9" style:family="paragraph" style:parent-style-name="Table_20_Contents">
      <style:text-properties style:font-name="Liberation Sans2"/>
    </style:style>
    <style:style style:name="P10" style:family="paragraph" style:parent-style-name="Table_20_Contents">
      <style:text-properties style:font-name="Liberation Sans2" officeooo:rsid="0112dbbb" officeooo:paragraph-rsid="0112dbbb"/>
    </style:style>
    <style:style style:name="P11" style:family="paragraph" style:parent-style-name="Table_20_Heading">
      <style:text-properties fo:color="#ffffff" style:font-name="Liberation Sans2"/>
    </style:style>
    <style:style style:name="P12" style:family="paragraph" style:parent-style-name="Table_20_Heading">
      <loext:graphic-properties draw:fill="solid" draw:fill-color="#999999" draw:opacity="100%"/>
      <style:paragraph-properties fo:background-color="#999999"/>
      <style:text-properties fo:color="#ffffff" style:font-name="Liberation Sans2" officeooo:rsid="0112dbbb" officeooo:paragraph-rsid="0112dbbb"/>
    </style:style>
    <style:style style:name="P13" style:family="paragraph" style:parent-style-name="Text_20_body">
      <style:paragraph-properties fo:text-align="justify" style:justify-single-word="false"/>
      <style:text-properties officeooo:paragraph-rsid="0105c194"/>
    </style:style>
    <style:style style:name="P14" style:family="paragraph" style:parent-style-name="Paragraphe">
      <style:text-properties style:font-name="Liberation Sans2" fo:font-style="normal" officeooo:rsid="0120598b" officeooo:paragraph-rsid="0120598b" style:font-style-asian="normal" style:font-style-complex="normal"/>
    </style:style>
    <style:style style:name="P15" style:family="paragraph" style:parent-style-name="Standard">
      <style:paragraph-properties fo:text-align="justify" style:justify-single-word="false"/>
      <style:text-properties officeooo:paragraph-rsid="012bd3de"/>
    </style:style>
    <style:style style:name="P16" style:family="paragraph" style:parent-style-name="Standard">
      <style:text-properties officeooo:paragraph-rsid="0133d631"/>
    </style:style>
    <style:style style:name="P17" style:family="paragraph" style:parent-style-name="Heading">
      <style:text-properties officeooo:paragraph-rsid="00f78887"/>
    </style:style>
    <style:style style:name="P18" style:family="paragraph" style:parent-style-name="Heading_20_3">
      <style:text-properties officeooo:rsid="0116f127" officeooo:paragraph-rsid="0116f127"/>
    </style:style>
    <style:style style:name="P19" style:family="paragraph" style:parent-style-name="Heading_20_3">
      <style:text-properties officeooo:rsid="0122a4d0" officeooo:paragraph-rsid="0122a4d0"/>
    </style:style>
    <style:style style:name="P20" style:family="paragraph" style:parent-style-name="Heading_20_3">
      <style:text-properties officeooo:rsid="0126643d" officeooo:paragraph-rsid="0126643d"/>
    </style:style>
    <style:style style:name="P21" style:family="paragraph" style:parent-style-name="Heading_20_1">
      <style:text-properties officeooo:paragraph-rsid="0122a4d0"/>
    </style:style>
    <style:style style:name="P22" style:family="paragraph" style:parent-style-name="Heading_20_1" style:master-page-name="MPF0">
      <style:paragraph-properties style:page-number="auto"/>
      <style:text-properties officeooo:paragraph-rsid="00d2a0c9"/>
    </style:style>
    <style:style style:name="P23" style:family="paragraph" style:parent-style-name="Text_20_body">
      <style:paragraph-properties fo:margin-left="0cm" fo:margin-right="0cm" fo:margin-top="0cm" fo:margin-bottom="0.499cm" loext:contextual-spacing="false" fo:text-align="justify" style:justify-single-word="false" fo:orphans="2" fo:widows="2" fo:text-indent="0cm" style:auto-text-indent="false"/>
      <style:text-properties style:font-name="Liberation Sans2" officeooo:rsid="0102e96e" officeooo:paragraph-rsid="012bd3de"/>
    </style:style>
    <style:style style:name="P24" style:family="paragraph" style:parent-style-name="Heading_20_2">
      <style:text-properties officeooo:rsid="0112dbbb" officeooo:paragraph-rsid="0112dbbb"/>
    </style:style>
    <style:style style:name="P25" style:family="paragraph" style:parent-style-name="Normal">
      <style:text-properties style:font-name="Liberation Sans3" officeooo:paragraph-rsid="0105c194"/>
    </style:style>
    <style:style style:name="P26" style:family="paragraph" style:parent-style-name="Normal" style:list-style-name="L3">
      <style:text-properties style:font-name="Liberation Sans2" officeooo:rsid="0102e96e" officeooo:paragraph-rsid="0102e96e"/>
    </style:style>
    <style:style style:name="P27" style:family="paragraph" style:parent-style-name="Normal" style:list-style-name="L3">
      <style:text-properties style:font-name="Liberation Sans2" officeooo:rsid="00fb8b71" officeooo:paragraph-rsid="0102e96e"/>
    </style:style>
    <style:style style:name="P28" style:family="paragraph" style:parent-style-name="Normal">
      <style:text-properties style:font-name="Liberation Sans2" officeooo:rsid="00fb8b71" officeooo:paragraph-rsid="00fb8b71"/>
    </style:style>
    <style:style style:name="P29" style:family="paragraph" style:parent-style-name="Normal">
      <style:text-properties officeooo:paragraph-rsid="00d2a0c9"/>
    </style:style>
    <style:style style:name="P30" style:family="paragraph" style:parent-style-name="Table_20_Heading">
      <loext:graphic-properties draw:fill="solid" draw:fill-color="#999999" draw:opacity="100%"/>
      <style:paragraph-properties fo:background-color="#999999"/>
      <style:text-properties fo:color="#ffffff" officeooo:rsid="0101e6ec" officeooo:paragraph-rsid="012bd3de"/>
    </style:style>
    <style:style style:name="P31" style:family="paragraph" style:parent-style-name="Table_20_Contents">
      <style:text-properties officeooo:rsid="0101e6ec" officeooo:paragraph-rsid="012bd3de"/>
    </style:style>
    <style:style style:name="P32" style:family="paragraph" style:parent-style-name="Table_20_Contents">
      <style:text-properties officeooo:rsid="0102e96e" officeooo:paragraph-rsid="012bd3de"/>
    </style:style>
    <style:style style:name="P33" style:family="paragraph" style:parent-style-name="Table_20_Contents">
      <style:text-properties officeooo:paragraph-rsid="012bd3de"/>
    </style:style>
    <style:style style:name="P34" style:family="paragraph" style:parent-style-name="Table_20_Contents">
      <style:text-properties officeooo:rsid="012bd3de" officeooo:paragraph-rsid="012bd3de"/>
    </style:style>
    <style:style style:name="P35" style:family="paragraph" style:parent-style-name="Table_20_Contents">
      <style:paragraph-properties fo:text-align="end" style:justify-single-word="false"/>
      <style:text-properties officeooo:rsid="012e8efe" officeooo:paragraph-rsid="012e8efe"/>
    </style:style>
    <style:style style:name="P36" style:family="paragraph" style:parent-style-name="Table_20_Contents">
      <style:paragraph-properties fo:text-align="end" style:justify-single-word="false"/>
      <style:text-properties officeooo:rsid="01306ec6" officeooo:paragraph-rsid="01306ec6"/>
    </style:style>
    <style:style style:name="P37" style:family="paragraph" style:parent-style-name="Table_20_Contents">
      <style:text-properties officeooo:rsid="0131d99b" officeooo:paragraph-rsid="0133d631"/>
    </style:style>
    <style:style style:name="P38" style:family="paragraph" style:parent-style-name="Table_20_Contents">
      <style:text-properties fo:color="#ffffff" officeooo:rsid="0131d99b" officeooo:paragraph-rsid="0133d631" fo:background-color="#808080"/>
    </style:style>
    <style:style style:name="P39" style:family="paragraph" style:parent-style-name="Table_20_Contents">
      <style:text-properties fo:color="#ffffff" officeooo:paragraph-rsid="0133d631" fo:background-color="#808080"/>
    </style:style>
    <style:style style:name="P40" style:family="paragraph" style:parent-style-name="Table_20_Contents">
      <style:text-properties officeooo:paragraph-rsid="0133d631"/>
    </style:style>
    <style:style style:name="P41" style:family="paragraph" style:parent-style-name="Table_20_Contents">
      <style:paragraph-properties fo:text-align="end" style:justify-single-word="false"/>
      <style:text-properties officeooo:rsid="0133d631" officeooo:paragraph-rsid="0133d631"/>
    </style:style>
    <style:style style:name="P42" style:family="paragraph" style:parent-style-name="Table_20_Contents" style:list-style-name="L10">
      <loext:graphic-properties draw:fill="none"/>
      <style:paragraph-properties fo:margin-left="0cm" fo:margin-right="0cm" fo:text-align="end" style:justify-single-word="false" fo:hyphenation-ladder-count="no-limit" fo:text-indent="0cm" style:auto-text-indent="false" fo:background-color="transparent" text:number-lines="false" text:line-number="0" style:writing-mode="lr-tb">
        <style:tab-stops>
          <style:tab-stop style:position="1.002cm"/>
          <style:tab-stop style:position="2.99cm"/>
        </style:tab-stops>
      </style:paragraph-properties>
      <style:text-properties officeooo:rsid="012e8efe" officeooo:paragraph-rsid="012e8efe" fo:hyphenate="false"/>
    </style:style>
    <style:style style:name="P43" style:family="paragraph" style:parent-style-name="Table_20_Contents" style:list-style-name="L10">
      <loext:graphic-properties draw:fill="none"/>
      <style:paragraph-properties fo:margin-left="0cm" fo:margin-right="0cm" fo:text-align="start" style:justify-single-word="false" fo:hyphenation-ladder-count="no-limit" fo:text-indent="0cm" style:auto-text-indent="false" fo:background-color="transparent" text:number-lines="false" text:line-number="0" style:writing-mode="lr-tb">
        <style:tab-stops>
          <style:tab-stop style:position="0.688cm"/>
        </style:tab-stops>
      </style:paragraph-properties>
      <style:text-properties style:font-name="Liberation Sans2" fo:hyphenate="false"/>
    </style:style>
    <style:style style:name="P44" style:family="paragraph" style:parent-style-name="Table_20_Contents">
      <loext:graphic-properties draw:fill="none"/>
      <style:paragraph-properties fo:text-align="end" style:justify-single-word="false" fo:hyphenation-ladder-count="no-limit" fo:background-color="transparent" text:number-lines="false" text:line-number="0" style:writing-mode="lr-tb">
        <style:tab-stops>
          <style:tab-stop style:position="1.002cm"/>
          <style:tab-stop style:position="2.99cm"/>
        </style:tab-stops>
      </style:paragraph-properties>
      <style:text-properties officeooo:rsid="012e8efe" officeooo:paragraph-rsid="012e8efe" fo:hyphenate="false"/>
    </style:style>
    <style:style style:name="P45" style:family="paragraph" style:parent-style-name="Table_20_Contents">
      <loext:graphic-properties draw:fill="none"/>
      <style:paragraph-properties fo:text-align="start" style:justify-single-word="false" fo:hyphenation-ladder-count="no-limit" fo:background-color="transparent" text:number-lines="false" text:line-number="0" style:writing-mode="lr-tb">
        <style:tab-stops>
          <style:tab-stop style:position="0.688cm"/>
        </style:tab-stops>
      </style:paragraph-properties>
      <style:text-properties style:font-name="Liberation Sans2" officeooo:rsid="012e8efe" officeooo:paragraph-rsid="012e8efe" fo:hyphenate="false"/>
    </style:style>
    <style:style style:name="P46" style:family="paragraph" style:parent-style-name="Table_20_Contents">
      <loext:graphic-properties draw:fill="none"/>
      <style:paragraph-properties fo:text-align="start" style:justify-single-word="false" fo:hyphenation-ladder-count="no-limit" fo:background-color="transparent" text:number-lines="false" text:line-number="0" style:writing-mode="lr-tb">
        <style:tab-stops>
          <style:tab-stop style:position="0.688cm"/>
        </style:tab-stops>
      </style:paragraph-properties>
      <style:text-properties style:font-name="Liberation Sans2" officeooo:rsid="01306ec6" officeooo:paragraph-rsid="01306ec6" fo:hyphenate="false"/>
    </style:style>
    <style:style style:name="P47" style:family="paragraph" style:parent-style-name="Table_20_Contents">
      <loext:graphic-properties draw:fill="none"/>
      <style:paragraph-properties fo:text-align="start" style:justify-single-word="false" fo:hyphenation-ladder-count="no-limit" fo:background-color="transparent" text:number-lines="false" text:line-number="0" style:writing-mode="lr-tb">
        <style:tab-stops>
          <style:tab-stop style:position="0.688cm"/>
        </style:tab-stops>
      </style:paragraph-properties>
      <style:text-properties style:font-name="Liberation Sans2" officeooo:rsid="0133d631" officeooo:paragraph-rsid="0133d631" fo:hyphenate="false"/>
    </style:style>
    <style:style style:name="P48" style:family="paragraph" style:parent-style-name="Table_20_Contents">
      <loext:graphic-properties draw:fill="none"/>
      <style:paragraph-properties fo:text-align="end" style:justify-single-word="false" fo:hyphenation-ladder-count="no-limit" fo:background-color="transparent" text:number-lines="false" text:line-number="0" style:writing-mode="lr-tb">
        <style:tab-stops>
          <style:tab-stop style:position="1.002cm"/>
          <style:tab-stop style:position="2.99cm"/>
        </style:tab-stops>
      </style:paragraph-properties>
      <style:text-properties officeooo:rsid="01306ec6" officeooo:paragraph-rsid="01306ec6" fo:hyphenate="false"/>
    </style:style>
    <style:style style:name="P49" style:family="paragraph" style:parent-style-name="Table_20_Contents">
      <loext:graphic-properties draw:fill="none"/>
      <style:paragraph-properties fo:text-align="end" style:justify-single-word="false" fo:hyphenation-ladder-count="no-limit" fo:background-color="transparent" text:number-lines="false" text:line-number="0" style:writing-mode="lr-tb">
        <style:tab-stops>
          <style:tab-stop style:position="1.002cm"/>
          <style:tab-stop style:position="2.99cm"/>
        </style:tab-stops>
      </style:paragraph-properties>
      <style:text-properties officeooo:rsid="0133d631" officeooo:paragraph-rsid="0133d631" fo:hyphenate="false"/>
    </style:style>
    <style:style style:name="P50" style:family="paragraph" style:parent-style-name="Paragraphe" style:list-style-name="L4">
      <style:paragraph-properties fo:text-align="start" style:justify-single-word="false"/>
      <style:text-properties style:font-name="Liberation Sans2" officeooo:rsid="0116f127" officeooo:paragraph-rsid="0118c916"/>
    </style:style>
    <style:style style:name="P51" style:family="paragraph" style:parent-style-name="Paragraphe" style:list-style-name="L4">
      <style:text-properties style:font-name="Liberation Sans2" fo:font-style="normal" officeooo:rsid="0120598b" officeooo:paragraph-rsid="0121d574" style:font-style-asian="normal" style:font-style-complex="normal"/>
    </style:style>
    <style:style style:name="P52" style:family="paragraph" style:parent-style-name="Paragraphe" style:list-style-name="L4">
      <style:text-properties style:font-name="Liberation Sans2" fo:font-style="normal" officeooo:rsid="011a65bd" officeooo:paragraph-rsid="011a65bd" style:font-style-asian="normal" style:font-style-complex="normal"/>
    </style:style>
    <style:style style:name="P53" style:family="paragraph" style:parent-style-name="Paragraphe" style:list-style-name="L4">
      <style:paragraph-properties fo:text-align="justify" style:justify-single-word="false"/>
      <style:text-properties style:font-name="Liberation Sans2" fo:font-style="normal" officeooo:rsid="012d2646" officeooo:paragraph-rsid="012d2646" style:font-style-asian="normal" style:font-style-complex="normal"/>
    </style:style>
    <style:style style:name="P54" style:family="paragraph" style:parent-style-name="Paragraphe">
      <style:text-properties style:font-name="Liberation Sans3" officeooo:paragraph-rsid="0122a4d0"/>
    </style:style>
    <style:style style:name="P55" style:family="paragraph" style:parent-style-name="Paragraphe">
      <style:text-properties style:font-name="Liberation Sans3" fo:font-weight="bold" officeooo:rsid="01306ec6" officeooo:paragraph-rsid="0122a4d0" style:font-weight-asian="bold" style:font-weight-complex="bold"/>
    </style:style>
    <style:style style:name="P56" style:family="paragraph" style:parent-style-name="Paragraphe">
      <style:text-properties style:font-name="Liberation Sans3" fo:font-weight="bold" officeooo:rsid="01306ec6" officeooo:paragraph-rsid="01306ec6" style:font-weight-asian="bold" style:font-weight-complex="bold"/>
    </style:style>
    <style:style style:name="P57" style:family="paragraph" style:parent-style-name="Paragraphe">
      <style:text-properties officeooo:paragraph-rsid="0127a552"/>
    </style:style>
    <style:style style:name="P58" style:family="paragraph" style:parent-style-name="Paragraphe">
      <style:paragraph-properties fo:margin-left="0cm" fo:margin-right="0cm" fo:text-indent="0cm" style:auto-text-indent="false"/>
    </style:style>
    <style:style style:name="P59" style:family="paragraph" style:parent-style-name="Paragraphe">
      <style:paragraph-properties fo:margin-left="0cm" fo:margin-right="0cm" fo:text-indent="0cm" style:auto-text-indent="false"/>
      <style:text-properties style:font-name="Liberation Sans3" officeooo:paragraph-rsid="012e8efe"/>
    </style:style>
    <style:style style:name="P60" style:family="paragraph" style:parent-style-name="Paragraphe">
      <style:paragraph-properties fo:margin-left="0cm" fo:margin-right="0cm" fo:text-indent="0cm" style:auto-text-indent="false"/>
      <style:text-properties style:font-name="Liberation Sans3" officeooo:paragraph-rsid="0133d631"/>
    </style:style>
    <style:style style:name="P61" style:family="paragraph" style:parent-style-name="Paragraphe">
      <style:paragraph-properties fo:margin-left="0cm" fo:margin-right="0cm" fo:text-align="start" style:justify-single-word="false" fo:text-indent="0cm" style:auto-text-indent="false"/>
      <style:text-properties style:font-name="Liberation Sans2"/>
    </style:style>
    <style:style style:name="P62" style:family="paragraph" style:parent-style-name="Paragraphe">
      <style:paragraph-properties fo:margin-left="0cm" fo:margin-right="0cm" fo:text-align="start" style:justify-single-word="false" fo:text-indent="0cm" style:auto-text-indent="false"/>
      <style:text-properties style:font-name="Liberation Sans2" officeooo:rsid="012e8efe" officeooo:paragraph-rsid="012e8efe"/>
    </style:style>
    <style:style style:name="P63" style:family="paragraph" style:parent-style-name="Paragraphe">
      <style:paragraph-properties fo:margin-left="0cm" fo:margin-right="0cm" fo:text-align="start" style:justify-single-word="false" fo:text-indent="0cm" style:auto-text-indent="false"/>
      <style:text-properties style:font-name="Liberation Sans2" officeooo:rsid="01306ec6" officeooo:paragraph-rsid="01306ec6"/>
    </style:style>
    <style:style style:name="P64" style:family="paragraph" style:parent-style-name="Paragraphe">
      <style:paragraph-properties fo:margin-left="0cm" fo:margin-right="0cm" fo:text-align="start" style:justify-single-word="false" fo:text-indent="0cm" style:auto-text-indent="false"/>
      <style:text-properties style:font-name="Liberation Sans2" officeooo:rsid="0133d631" officeooo:paragraph-rsid="0133d631"/>
    </style:style>
    <style:style style:name="P65" style:family="paragraph" style:parent-style-name="Paragraphe">
      <style:paragraph-properties fo:margin-left="0cm" fo:margin-right="0cm" fo:text-indent="0cm" style:auto-text-indent="false"/>
      <style:text-properties officeooo:rsid="0133d631" officeooo:paragraph-rsid="0133d631"/>
    </style:style>
    <style:style style:name="P66" style:family="paragraph" style:parent-style-name="Paragraphe">
      <style:paragraph-properties fo:margin-left="0cm" fo:margin-right="0cm" fo:text-indent="0cm" style:auto-text-indent="false"/>
      <style:text-properties officeooo:rsid="0127a552" officeooo:paragraph-rsid="0131d99b"/>
    </style:style>
    <style:style style:name="P67" style:family="paragraph" style:parent-style-name="Paragraphe">
      <style:paragraph-properties fo:margin-left="0cm" fo:margin-right="0cm" fo:text-indent="0cm" style:auto-text-indent="false"/>
      <style:text-properties fo:font-weight="bold" officeooo:rsid="01363f6d" officeooo:paragraph-rsid="01363f6d" style:font-weight-asian="bold" style:font-weight-complex="bold"/>
    </style:style>
    <style:style style:name="P68" style:family="paragraph" style:parent-style-name="Paragraphe">
      <style:paragraph-properties fo:margin-left="0cm" fo:margin-right="0cm" fo:text-indent="0cm" style:auto-text-indent="false"/>
      <style:text-properties fo:font-weight="bold" officeooo:rsid="0138116b" officeooo:paragraph-rsid="0138116b" style:font-weight-asian="bold" style:font-weight-complex="bold"/>
    </style:style>
    <style:style style:name="P69" style:family="paragraph" style:parent-style-name="Paragraphe">
      <style:paragraph-properties fo:margin-left="0cm" fo:margin-right="0cm" fo:text-indent="0cm" style:auto-text-indent="false"/>
      <style:text-properties officeooo:rsid="0138116b" officeooo:paragraph-rsid="0138116b"/>
    </style:style>
    <style:style style:name="P70" style:family="paragraph" style:parent-style-name="Subtitle" style:list-style-name="L6">
      <style:text-properties officeooo:paragraph-rsid="012bd3de"/>
    </style:style>
    <style:style style:name="P71" style:family="paragraph">
      <loext:graphic-properties draw:fill="solid" draw:fill-color="#dddddd" draw:opacity="50%"/>
      <style:text-properties style:font-name="Liberation Mono1"/>
    </style:style>
    <style:style style:name="T1" style:family="text">
      <style:text-properties style:font-name="Latin Modern Sans"/>
    </style:style>
    <style:style style:name="T2" style:family="text">
      <style:text-properties style:font-name="Latin Modern Sans" fo:font-size="8pt" style:font-size-asian="8pt" style:font-size-complex="8pt"/>
    </style:style>
    <style:style style:name="T3" style:family="text">
      <style:text-properties style:font-name="Latin Modern Sans" fo:font-size="8pt" style:font-size-asian="8pt" style:font-size-complex="8pt" style:font-style-complex="italic"/>
    </style:style>
    <style:style style:name="T4" style:family="text">
      <style:text-properties style:font-name="Latin Modern Sans" fo:font-size="8pt" officeooo:rsid="000945c9" style:font-size-asian="8pt" style:font-size-complex="8pt" style:font-style-complex="italic"/>
    </style:style>
    <style:style style:name="T5" style:family="text">
      <style:text-properties style:font-name="Latin Modern Sans" fo:font-size="8pt" officeooo:rsid="007e75e6" style:font-size-asian="8pt" style:font-size-complex="8pt" style:font-style-complex="italic"/>
    </style:style>
    <style:style style:name="T6" style:family="text">
      <style:text-properties style:font-name="Latin Modern Sans" fo:font-size="8pt" officeooo:rsid="011544b0" style:font-size-asian="8pt" style:font-size-complex="8pt" style:font-style-complex="italic"/>
    </style:style>
    <style:style style:name="T7"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T8"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T9" style:family="text">
      <style:text-properties style:font-name="DejaVu Sans1" officeooo:rsid="00d2a0c9"/>
    </style:style>
    <style:style style:name="T10" style:family="text">
      <style:text-properties fo:color="#0070c0" style:font-name="DejaVu Sans1" fo:font-size="16pt" officeooo:rsid="00f78887" style:font-size-asian="16pt" style:font-name-complex="DejaVu Sans" style:font-size-complex="16pt"/>
    </style:style>
    <style:style style:name="T11" style:family="text">
      <style:text-properties style:font-name="Liberation Sans2"/>
    </style:style>
    <style:style style:name="T12" style:family="text">
      <style:text-properties style:font-name="Liberation Sans2" fo:font-size="8pt" style:font-size-asian="8pt" style:font-size-complex="8pt"/>
    </style:style>
    <style:style style:name="T13" style:family="text">
      <style:text-properties style:font-name="Liberation Sans2" fo:font-size="8pt" style:font-size-asian="8pt" style:font-size-complex="8pt" style:font-style-complex="italic"/>
    </style:style>
    <style:style style:name="T14" style:family="text">
      <style:text-properties style:font-name="Liberation Sans2" fo:font-size="8pt" officeooo:rsid="000945c9" style:font-size-asian="8pt" style:font-size-complex="8pt" style:font-style-complex="italic"/>
    </style:style>
    <style:style style:name="T15" style:family="text">
      <style:text-properties style:font-name="Liberation Sans2" fo:font-size="8pt" officeooo:rsid="011544b0" style:font-size-asian="8pt" style:font-size-complex="8pt" style:font-style-complex="italic"/>
    </style:style>
    <style:style style:name="T16" style:family="text">
      <style:text-properties style:font-name="Liberation Sans3"/>
    </style:style>
    <style:style style:name="T17" style:family="text">
      <style:text-properties style:font-name="Liberation Sans3" officeooo:rsid="00f78887"/>
    </style:style>
    <style:style style:name="T18" style:family="text">
      <style:text-properties style:font-name="Liberation Sans3" fo:font-weight="bold" officeooo:rsid="0131d99b" style:font-weight-asian="bold" style:font-weight-complex="bold"/>
    </style:style>
    <style:style style:name="T19" style:family="text">
      <style:text-properties style:font-name="Liberation Sans3" fo:font-weight="bold" officeooo:rsid="0133d631" style:font-weight-asian="bold" style:font-weight-complex="bold"/>
    </style:style>
    <style:style style:name="T20" style:family="text">
      <style:text-properties style:font-name="Liberation Sans3" fo:font-weight="normal" style:font-weight-asian="normal" style:font-weight-complex="normal"/>
    </style:style>
    <style:style style:name="T21" style:family="text">
      <style:text-properties style:font-name="Liberation Sans3" fo:font-weight="normal" officeooo:rsid="0133d631" style:font-weight-asian="normal" style:font-weight-complex="normal"/>
    </style:style>
    <style:style style:name="T22" style:family="text">
      <style:text-properties style:font-name="Liberation Sans3" fo:font-weight="normal" officeooo:rsid="0135b83f" style:font-weight-asian="normal" style:font-weight-complex="normal"/>
    </style:style>
    <style:style style:name="T23" style:family="text">
      <style:text-properties style:font-name="Liberation Sans3" fo:font-weight="normal" officeooo:rsid="0138116b" style:font-weight-asian="normal" style:font-weight-complex="normal"/>
    </style:style>
    <style:style style:name="T24" style:family="text">
      <style:text-properties style:font-name="Liberation Sans3" officeooo:rsid="0135b83f"/>
    </style:style>
    <style:style style:name="T25" style:family="text">
      <style:text-properties officeooo:rsid="00f9e454"/>
    </style:style>
    <style:style style:name="T26" style:family="text">
      <style:text-properties officeooo:rsid="0105c194"/>
    </style:style>
    <style:style style:name="T27" style:family="text">
      <style:text-properties fo:font-style="italic" style:font-style-asian="italic" style:font-style-complex="italic"/>
    </style:style>
    <style:style style:name="T28" style:family="text">
      <style:text-properties fo:font-style="italic" officeooo:rsid="0118c916" style:font-style-asian="italic" style:font-style-complex="italic"/>
    </style:style>
    <style:style style:name="T29" style:family="text">
      <style:text-properties fo:font-style="italic" officeooo:rsid="012d2646" style:font-style-asian="italic" style:font-style-complex="italic"/>
    </style:style>
    <style:style style:name="T30" style:family="text">
      <style:text-properties officeooo:rsid="011544b0"/>
    </style:style>
    <style:style style:name="T31" style:family="text">
      <style:text-properties officeooo:rsid="0122a4d0"/>
    </style:style>
    <style:style style:name="T32" style:family="text">
      <style:text-properties officeooo:rsid="0126643d"/>
    </style:style>
    <style:style style:name="T33" style:family="text">
      <style:text-properties officeooo:rsid="012bd3de"/>
    </style:style>
    <style:style style:name="T34" style:family="text">
      <style:text-properties fo:color="#800000" style:font-name="DejaVu Sans1" fo:font-size="13pt" officeooo:rsid="012bd3de" style:font-size-asian="13pt" style:font-name-complex="DejaVu Sans" style:font-size-complex="13pt"/>
    </style:style>
    <style:style style:name="T35" style:family="text">
      <style:text-properties fo:color="#000000" style:font-name="Liberation Mono1"/>
    </style:style>
    <style:style style:name="T36" style:family="text">
      <style:text-properties fo:color="#666666" style:font-name="Liberation Mono1"/>
    </style:style>
    <style:style style:name="T37" style:family="text">
      <style:text-properties fo:color="#008000" style:font-name="Liberation Mono1"/>
    </style:style>
    <style:style style:name="T38" style:family="text">
      <style:text-properties fo:color="#0000ff" style:font-name="Liberation Mono1"/>
    </style:style>
    <style:style style:name="T39" style:family="text">
      <style:text-properties fo:color="#ba2121" style:font-name="Liberation Mono1"/>
    </style:style>
    <style:style style:name="T40" style:family="text">
      <style:text-properties fo:color="#408080" style:font-name="Liberation Mono1"/>
    </style:style>
    <style:style style:name="T41" style:family="text">
      <style:text-properties fo:color="#aa22ff" style:font-name="Liberation Mono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4" fo:column-gap="0cm">
          <style:column style:rel-width="2551*" fo:start-indent="0cm" fo:end-indent="0cm"/>
          <style:column style:rel-width="2551*" fo:start-indent="0cm" fo:end-indent="0cm"/>
          <style:column style:rel-width="2551*" fo:start-indent="0cm" fo:end-indent="0cm"/>
          <style:column style:rel-width="2551*"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style:num-suffix=")" style:num-format="a">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ddddd" draw:opacity="50%" fo:min-height="8.8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opacity="50%" fo:min-height="5.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draw:opacity="50%" fo:min-height="3.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draw:opacity="50%"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h text:style-name="P22" text:outline-level="1"><text:span text:style-name="T9"><text:s/></text:span><text:span text:style-name="T17">Description générale des algorithmes gloutons</text:span></text:h>
        <text:p text:style-name="P29"><text:span text:style-name="T17"/></text:p>
        <text:h text:style-name="Heading_20_1" text:outline-level="1"><text:s/><text:span text:style-name="T25">Problème : rendu de monnaie</text:span></text:h>
        <text:h text:style-name="Heading_20_3" text:outline-level="3">Exercice 1</text:h>
        <text:list xml:id="list377791384094883349" text:style-name="L3">
          <text:list-item>
            <text:p text:style-name="P26"/>
          </text:list-item>
        </text:list>
        <text:section text:style-name="Sect3" text:name="Section5">
          <text:p text:style-name="P15"/>
          <table:table table:name="Tableau8" table:style-name="Tableau8">
            <table:table-column table:style-name="Tableau8.A"/>
            <table:table-column table:style-name="Tableau8.B"/>
            <table:table-header-rows>
              <table:table-row>
                <table:table-cell table:style-name="Tableau8.A1" office:value-type="string">
                  <text:p text:style-name="P30">Combinaison</text:p>
                </table:table-cell>
                <table:table-cell table:style-name="Tableau8.B1" office:value-type="string">
                  <text:p text:style-name="P30">Nombre de valeurs</text:p>
                </table:table-cell>
              </table:table-row>
            </table:table-header-rows>
            <table:table-row>
              <table:table-cell table:style-name="Tableau8.A9" office:value-type="string">
                <text:p text:style-name="P31">9 x 1 €</text:p>
              </table:table-cell>
              <table:table-cell table:style-name="Tableau8.B9" office:value-type="string">
                <text:p text:style-name="P31">9</text:p>
              </table:table-cell>
            </table:table-row>
            <table:table-row>
              <table:table-cell table:style-name="Tableau8.A9" office:value-type="string">
                <text:p text:style-name="P31">7 x 1 € + 1 x 2 €</text:p>
              </table:table-cell>
              <table:table-cell table:style-name="Tableau8.B9" office:value-type="string">
                <text:p text:style-name="P31">8</text:p>
              </table:table-cell>
            </table:table-row>
            <table:table-row>
              <table:table-cell table:style-name="Tableau8.A9" office:value-type="string">
                <text:p text:style-name="P31"><text:span text:style-name="T33">5</text:span> x 1 € + <text:span text:style-name="T33">2</text:span> x 2 €</text:p>
              </table:table-cell>
              <table:table-cell table:style-name="Tableau8.B9" office:value-type="string">
                <text:p text:style-name="P34">7</text:p>
              </table:table-cell>
            </table:table-row>
            <table:table-row>
              <table:table-cell table:style-name="Tableau8.A9" office:value-type="string">
                <text:p text:style-name="P33"><text:span text:style-name="T33">3 x 1 € + 3 x 2 €</text:span></text:p>
              </table:table-cell>
              <table:table-cell table:style-name="Tableau8.B9" office:value-type="string">
                <text:p text:style-name="P34">6</text:p>
              </table:table-cell>
            </table:table-row>
            <table:table-row>
              <table:table-cell table:style-name="Tableau8.A9" office:value-type="string">
                <text:p text:style-name="P31"><text:span text:style-name="T33">1</text:span> x 1 € + <text:span text:style-name="T33">4</text:span> x 2 €</text:p>
              </table:table-cell>
              <table:table-cell table:style-name="Tableau8.B9" office:value-type="string">
                <text:p text:style-name="P34">5</text:p>
              </table:table-cell>
            </table:table-row>
            <table:table-row>
              <table:table-cell table:style-name="Tableau8.A9" office:value-type="string">
                <text:p text:style-name="P31"><text:span text:style-name="T33">4</text:span> x 1 € + 1 x <text:span text:style-name="T33">5</text:span> €</text:p>
              </table:table-cell>
              <table:table-cell table:style-name="Tableau8.B9" office:value-type="string">
                <text:p text:style-name="P34">5</text:p>
              </table:table-cell>
            </table:table-row>
            <table:table-row>
              <table:table-cell table:style-name="Tableau8.A9" office:value-type="string">
                <text:p text:style-name="P31"><text:span text:style-name="T33">2</text:span> x 1 € + 1 x 2 € <text:span text:style-name="T33">+ 1 x 5 €</text:span></text:p>
              </table:table-cell>
              <table:table-cell table:style-name="Tableau8.B9" office:value-type="string">
                <text:p text:style-name="P34">4</text:p>
              </table:table-cell>
            </table:table-row>
            <table:table-row>
              <table:table-cell table:style-name="Tableau8.A9" office:value-type="string">
                <text:p text:style-name="P32">2 x 2 € + 1 x 5 €</text:p>
              </table:table-cell>
              <table:table-cell table:style-name="Tableau8.B9" office:value-type="string">
                <text:p text:style-name="P32">3</text:p>
              </table:table-cell>
            </table:table-row>
          </table:table>
          <text:p text:style-name="P23"/>
        </text:section>
        <text:list xml:id="list201127549498466" text:continue-numbering="true" text:style-name="L3">
          <text:list-item>
            <text:p text:style-name="P27"/>
          </text:list-item>
        </text:list>
        <text:p text:style-name="P4"><draw:frame text:anchor-type="paragraph" draw:z-index="0" draw:name="Forme1" draw:style-name="gr1" draw:text-style-name="P71" svg:width="17.872cm" svg:height="9.212cm" svg:x="0.056cm" svg:y="0.032cm"><draw:text-box><text:p><text:span text:style-name="T35">euros </text:span><text:span text:style-name="T36">=</text:span><text:span text:style-name="T35"> [</text:span><text:span text:style-name="T36">1</text:span><text:span text:style-name="T35">, </text:span><text:span text:style-name="T36">2</text:span><text:span text:style-name="T35">, </text:span><text:span text:style-name="T36">5</text:span><text:span text:style-name="T35">, </text:span><text:span text:style-name="T36">10</text:span><text:span text:style-name="T35">, </text:span><text:span text:style-name="T36">20</text:span><text:span text:style-name="T35">, </text:span><text:span text:style-name="T36">50</text:span><text:span text:style-name="T35">, </text:span><text:span text:style-name="T36">100</text:span><text:span text:style-name="T35">, </text:span><text:span text:style-name="T36">200</text:span><text:span text:style-name="T35">]</text:span></text:p><text:p><text:span text:style-name="T35"/></text:p><text:p><text:span text:style-name="T37">def</text:span><text:span text:style-name="T35"> </text:span><text:span text:style-name="T38">rendu_monnaie</text:span><text:span text:style-name="T35">(somme : </text:span><text:span text:style-name="T37">int</text:span><text:span text:style-name="T35">) </text:span><text:span text:style-name="T36">-&gt;</text:span><text:span text:style-name="T35"> </text:span><text:span text:style-name="T37">list</text:span><text:span text:style-name="T35">:</text:span></text:p><text:p><text:span text:style-name="T35"><text:s text:c="4"/></text:span><text:span text:style-name="T39">"""retourne une liste de tuples (v, n) où v est la valeur</text:span></text:p><text:p><text:span text:style-name="T39"><text:s text:c="4"/></text:span><text:span text:style-name="T39">des pièces ou billets à rendre et n le nombre"""</text:span></text:p><text:p><text:span text:style-name="T35"><text:s text:c="4"/></text:span><text:span text:style-name="T35">i </text:span><text:span text:style-name="T36">=</text:span><text:span text:style-name="T35"> </text:span><text:span text:style-name="T37">len</text:span><text:span text:style-name="T35">(euros) </text:span><text:span text:style-name="T36">-</text:span><text:span text:style-name="T35"> </text:span><text:span text:style-name="T36">1</text:span></text:p><text:p><text:span text:style-name="T35"><text:s text:c="4"/></text:span><text:span text:style-name="T35">a_rendre </text:span><text:span text:style-name="T36">=</text:span><text:span text:style-name="T35"> []</text:span></text:p><text:p><text:span text:style-name="T35"><text:s text:c="4"/></text:span><text:span text:style-name="T40"># Pas de monnaie à rendre pour l'instant</text:span></text:p><text:p><text:span text:style-name="T35"><text:s text:c="4"/></text:span><text:span text:style-name="T35">n </text:span><text:span text:style-name="T36">=</text:span><text:span text:style-name="T35"> </text:span><text:span text:style-name="T36">0</text:span></text:p><text:p><text:span text:style-name="T35"><text:s text:c="4"/></text:span><text:span text:style-name="T35">monnaie </text:span><text:span text:style-name="T36">=</text:span><text:span text:style-name="T35"> </text:span><text:span text:style-name="T37">None</text:span></text:p><text:p><text:span text:style-name="T35"><text:s text:c="4"/></text:span><text:span text:style-name="T37">while</text:span><text:span text:style-name="T35"> somme </text:span><text:span text:style-name="T36">&gt;</text:span><text:span text:style-name="T35"> </text:span><text:span text:style-name="T36">0</text:span><text:span text:style-name="T35">:</text:span></text:p><text:p><text:span text:style-name="T35"><text:s text:c="8"/></text:span><text:span text:style-name="T37">if</text:span><text:span text:style-name="T35"> somme </text:span><text:span text:style-name="T36">&gt;=</text:span><text:span text:style-name="T35"> euros[i]:</text:span></text:p><text:p><text:span text:style-name="T35"><text:s text:c="12"/></text:span><text:span text:style-name="T35">n </text:span><text:span text:style-name="T36">=</text:span><text:span text:style-name="T35"> n </text:span><text:span text:style-name="T36">+</text:span><text:span text:style-name="T35"> </text:span><text:span text:style-name="T36">1</text:span><text:span text:style-name="T35"> </text:span><text:span text:style-name="T40"># On ajoute la valeur euros[i]</text:span></text:p><text:p><text:span text:style-name="T35"><text:s text:c="12"/></text:span><text:span text:style-name="T35">monnaie </text:span><text:span text:style-name="T36">=</text:span><text:span text:style-name="T35"> (euros[i], n) <text:s/></text:span><text:span text:style-name="T40"># On <text:s/>met à jour la monnaie à </text:span><text:span text:style-name="T40">rendre</text:span></text:p><text:p><text:span text:style-name="T35"><text:s text:c="12"/></text:span><text:span text:style-name="T35">somme </text:span><text:span text:style-name="T36">=</text:span><text:span text:style-name="T35"> somme </text:span><text:span text:style-name="T36">-</text:span><text:span text:style-name="T35"> euros[i] </text:span><text:span text:style-name="T40"># La somme à rendre diminue</text:span></text:p><text:p><text:span text:style-name="T35"><text:s text:c="8"/></text:span><text:span text:style-name="T37">else</text:span><text:span text:style-name="T35">:</text:span></text:p><text:p><text:span text:style-name="T35"><text:s text:c="12"/></text:span><text:span text:style-name="T35">n </text:span><text:span text:style-name="T36">=</text:span><text:span text:style-name="T35"> </text:span><text:span text:style-name="T36">0</text:span><text:span text:style-name="T35"> <text:s/></text:span><text:span text:style-name="T40"># On ne peut plus rendre cette valeur</text:span></text:p><text:p><text:span text:style-name="T35"><text:s text:c="12"/></text:span><text:span text:style-name="T35">i </text:span><text:span text:style-name="T36">=</text:span><text:span text:style-name="T35"> i </text:span><text:span text:style-name="T36">-</text:span><text:span text:style-name="T35"> </text:span><text:span text:style-name="T36">1</text:span><text:span text:style-name="T35"> </text:span><text:span text:style-name="T40"># On passe à la valeur inférieure</text:span></text:p><text:p><text:span text:style-name="T35"><text:s text:c="12"/></text:span><text:span text:style-name="T37">if</text:span><text:span text:style-name="T35"> monnaie </text:span><text:span text:style-name="T36">!=</text:span><text:span text:style-name="T35"> </text:span><text:span text:style-name="T37">None</text:span><text:span text:style-name="T35">:</text:span></text:p><text:p><text:span text:style-name="T35"><text:s text:c="16"/></text:span><text:span text:style-name="T35">a_rendre</text:span><text:span text:style-name="T36">.</text:span><text:span text:style-name="T35">append(monnaie) <text:s/></text:span><text:span text:style-name="T40"># On ajoute monnaie aux </text:span><text:span text:style-name="T40">valeurs à rendre</text:span></text:p><text:p><text:span text:style-name="T35"><text:s text:c="16"/></text:span><text:span text:style-name="T35">monnaie </text:span><text:span text:style-name="T36">=</text:span><text:span text:style-name="T35"> </text:span><text:span text:style-name="T37">None</text:span></text:p><text:p><text:span text:style-name="T35"><text:s text:c="4"/></text:span><text:span text:style-name="T35">a_rendre</text:span><text:span text:style-name="T36">.</text:span><text:span text:style-name="T35">append(monnaie)</text:span></text:p><text:p><text:span text:style-name="T35"><text:tab/></text:span><text:span text:style-name="T37">return</text:span><text:span text:style-name="T35"> a_rendre</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text:span text:style-name="T26">Problème d’optimisation : le voyageur de commerce</text:span></text:h>
        <text:h text:style-name="Heading_20_2" text:outline-level="2">Explosion combinatoire</text:h>
        <text:p text:style-name="P13"><text:span text:style-name="T16"><text:tab/></text:span></text:p>
        <text:h text:style-name="P24" text:outline-level="2"><text:soft-page-break/>Une autre situation</text:h>
        <text:p text:style-name="Normal"><text:tab/>Voici le tableau des distances routière entre Nancy, Metz, Paris, Reims et Troyes.</text:p>
        <table:table table:name="Tableau3" table:style-name="Tableau3">
          <table:table-column table:style-name="Tableau3.A"/>
          <table:table-column table:style-name="Tableau3.B" table:number-columns-repeated="2"/>
          <table:table-column table:style-name="Tableau3.A"/>
          <table:table-column table:style-name="Tableau3.B"/>
          <table:table-column table:style-name="Tableau3.F"/>
          <table:table-header-rows>
            <table:table-row>
              <table:table-cell table:style-name="Tableau3.A1" office:value-type="string">
                <text:p text:style-name="P11"/>
              </table:table-cell>
              <table:table-cell table:style-name="Tableau3.B1" office:value-type="string">
                <text:p text:style-name="P12">Nancy</text:p>
              </table:table-cell>
              <table:table-cell table:style-name="Tableau3.B1" office:value-type="string">
                <text:p text:style-name="P12">Metz</text:p>
              </table:table-cell>
              <table:table-cell table:style-name="Tableau3.B1" office:value-type="string">
                <text:p text:style-name="P12">Paris</text:p>
              </table:table-cell>
              <table:table-cell table:style-name="Tableau3.B1" office:value-type="string">
                <text:p text:style-name="P12">Reims</text:p>
              </table:table-cell>
              <table:table-cell table:style-name="Tableau3.B1" office:value-type="string">
                <text:p text:style-name="P12">Troyes</text:p>
              </table:table-cell>
            </table:table-row>
          </table:table-header-rows>
          <table:table-row>
            <table:table-cell table:style-name="Tableau3.A1" office:value-type="string">
              <text:p text:style-name="P12">Nancy</text:p>
            </table:table-cell>
            <table:table-cell table:style-name="Tableau3.B2" office:value-type="string">
              <text:p text:style-name="P9">0</text:p>
            </table:table-cell>
            <table:table-cell table:style-name="Tableau3.B2" office:value-type="string">
              <text:p text:style-name="P10">55</text:p>
            </table:table-cell>
            <table:table-cell table:style-name="Tableau3.B2" office:value-type="string">
              <text:p text:style-name="P10">303</text:p>
            </table:table-cell>
            <table:table-cell table:style-name="Tableau3.B2" office:value-type="string">
              <text:p text:style-name="P10">188</text:p>
            </table:table-cell>
            <table:table-cell table:style-name="Tableau3.F2" office:value-type="string">
              <text:p text:style-name="P10">183</text:p>
            </table:table-cell>
          </table:table-row>
          <table:table-row>
            <table:table-cell table:style-name="Tableau3.A1" office:value-type="string">
              <text:p text:style-name="P12">Metz</text:p>
            </table:table-cell>
            <table:table-cell table:style-name="Tableau3.B2" office:value-type="string">
              <text:p text:style-name="P10">55</text:p>
            </table:table-cell>
            <table:table-cell table:style-name="Tableau3.B2" office:value-type="string">
              <text:p text:style-name="P9">0</text:p>
            </table:table-cell>
            <table:table-cell table:style-name="Tableau3.B2" office:value-type="string">
              <text:p text:style-name="P10">306</text:p>
            </table:table-cell>
            <table:table-cell table:style-name="Tableau3.B2" office:value-type="string">
              <text:p text:style-name="P10">176</text:p>
            </table:table-cell>
            <table:table-cell table:style-name="Tableau3.F2" office:value-type="string">
              <text:p text:style-name="P10">206</text:p>
            </table:table-cell>
          </table:table-row>
          <table:table-row>
            <table:table-cell table:style-name="Tableau3.A1" office:value-type="string">
              <text:p text:style-name="P12">Paris</text:p>
            </table:table-cell>
            <table:table-cell table:style-name="Tableau3.B2" office:value-type="string">
              <text:p text:style-name="P10">303</text:p>
            </table:table-cell>
            <table:table-cell table:style-name="Tableau3.B2" office:value-type="string">
              <text:p text:style-name="P10">306</text:p>
            </table:table-cell>
            <table:table-cell table:style-name="Tableau3.B2" office:value-type="string">
              <text:p text:style-name="P9">0</text:p>
            </table:table-cell>
            <table:table-cell table:style-name="Tableau3.B2" office:value-type="string">
              <text:p text:style-name="P10">142</text:p>
            </table:table-cell>
            <table:table-cell table:style-name="Tableau3.F2" office:value-type="string">
              <text:p text:style-name="P10">153</text:p>
            </table:table-cell>
          </table:table-row>
          <table:table-row>
            <table:table-cell table:style-name="Tableau3.A1" office:value-type="string">
              <text:p text:style-name="P12">Reims</text:p>
            </table:table-cell>
            <table:table-cell table:style-name="Tableau3.B2" office:value-type="string">
              <text:p text:style-name="P10">188</text:p>
            </table:table-cell>
            <table:table-cell table:style-name="Tableau3.B2" office:value-type="string">
              <text:p text:style-name="P10">176</text:p>
            </table:table-cell>
            <table:table-cell table:style-name="Tableau3.B2" office:value-type="string">
              <text:p text:style-name="P10">142</text:p>
            </table:table-cell>
            <table:table-cell table:style-name="Tableau3.B2" office:value-type="string">
              <text:p text:style-name="P9">0</text:p>
            </table:table-cell>
            <table:table-cell table:style-name="Tableau3.F2" office:value-type="string">
              <text:p text:style-name="P10">123</text:p>
            </table:table-cell>
          </table:table-row>
          <table:table-row>
            <table:table-cell table:style-name="Tableau3.A1" office:value-type="string">
              <text:p text:style-name="P12">Troyes</text:p>
            </table:table-cell>
            <table:table-cell table:style-name="Tableau3.B2" office:value-type="string">
              <text:p text:style-name="P10">183</text:p>
            </table:table-cell>
            <table:table-cell table:style-name="Tableau3.B2" office:value-type="string">
              <text:p text:style-name="P10">203</text:p>
            </table:table-cell>
            <table:table-cell table:style-name="Tableau3.B2" office:value-type="string">
              <text:p text:style-name="P10">153</text:p>
            </table:table-cell>
            <table:table-cell table:style-name="Tableau3.B2" office:value-type="string">
              <text:p text:style-name="P10">123</text:p>
            </table:table-cell>
            <table:table-cell table:style-name="Tableau3.F2" office:value-type="string">
              <text:p text:style-name="P9">0</text:p>
            </table:table-cell>
          </table:table-row>
        </table:table>
        <text:p text:style-name="Normal"><text:tab/>Si l’on cherche à énumérer, partant par exemple de Nancy, tous les ordres possible, nous en trouverons <text:span text:style-name="T30">12</text:span> différents <text:span text:style-name="T30">( et 12 autre dans le sens inverse mais avec les mêmes distances) </text:span>et le <text:span text:style-name="T30">meilleur est :</text:span></text:p>
        <text:p text:style-name="P7">Nancy – Metz – Reims – Paris – Troyes avec 709 km</text:p>
        <text:h text:style-name="P18" text:outline-level="3">Exercice 2</text:h>
        <text:list xml:id="list6735509268928248140" text:style-name="L4">
          <text:list-item>
            <text:p text:style-name="P53">Partant de Nancy, nous irons en premier à Metz, distante de 55 km, ensuite à Reims en 176 km, puis Troyes en 123 km, et enfin à Paris en 153 km, avec un dernier retour à Nancy en 303 km : le circuit comptera alors 810 km.</text:p>
            <text:p text:style-name="P50"><text:span text:style-name="T28">Re</text:span><text:span text:style-name="T27">marque : L’itinéraire obtenu est plus long que le circuit minimal de 709 km </text:span><text:span text:style-name="T29">(Nancy – Metz – Reims – Paris – Troyes – Nancy) </text:span><text:span text:style-name="T27"><text:s/>mais parmi les trois meilleurs solutions.</text:span></text:p>
          </text:list-item>
          <text:list-item>
            <text:p text:style-name="P50"><draw:frame text:anchor-type="paragraph" draw:z-index="4" draw:name="Forme1" draw:style-name="gr4" draw:text-style-name="P71" svg:width="14.523cm" svg:height="2.435cm" svg:x="2.217cm" svg:y="0.035cm"><draw:text-box><text:p><text:span text:style-name="T35">villes </text:span><text:span text:style-name="T36">=</text:span><text:span text:style-name="T35"> (</text:span><text:span text:style-name="T39">"Nancy"</text:span><text:span text:style-name="T35">, </text:span><text:span text:style-name="T39">"Metz"</text:span><text:span text:style-name="T35">, </text:span><text:span text:style-name="T39">"Paris"</text:span><text:span text:style-name="T35">, </text:span><text:span text:style-name="T39">"Reims"</text:span><text:span text:style-name="T35">, </text:span><text:span text:style-name="T39">"Troyes"</text:span><text:span text:style-name="T35">)</text:span></text:p><text:p><text:span text:style-name="T35">dist </text:span><text:span text:style-name="T36">=</text:span><text:span text:style-name="T35"> ((</text:span><text:span text:style-name="T36">0</text:span><text:span text:style-name="T35">, </text:span><text:span text:style-name="T36">55</text:span><text:span text:style-name="T35">, </text:span><text:span text:style-name="T36">303</text:span><text:span text:style-name="T35">, </text:span><text:span text:style-name="T36">188</text:span><text:span text:style-name="T35">, </text:span><text:span text:style-name="T36">183</text:span><text:span text:style-name="T35">),</text:span></text:p><text:p><text:span text:style-name="T35"><text:s text:c="8"/></text:span><text:span text:style-name="T35">(</text:span><text:span text:style-name="T36">55</text:span><text:span text:style-name="T35">, </text:span><text:span text:style-name="T36">0</text:span><text:span text:style-name="T35">, </text:span><text:span text:style-name="T36">306</text:span><text:span text:style-name="T35">, </text:span><text:span text:style-name="T36">176</text:span><text:span text:style-name="T35">, </text:span><text:span text:style-name="T36">203</text:span><text:span text:style-name="T35">),</text:span></text:p><text:p><text:span text:style-name="T35"><text:s text:c="8"/></text:span><text:span text:style-name="T35">(</text:span><text:span text:style-name="T36">303</text:span><text:span text:style-name="T35">, </text:span><text:span text:style-name="T36">306</text:span><text:span text:style-name="T35">, </text:span><text:span text:style-name="T36">0</text:span><text:span text:style-name="T35">, </text:span><text:span text:style-name="T36">142</text:span><text:span text:style-name="T35">, </text:span><text:span text:style-name="T36">153</text:span><text:span text:style-name="T35">),</text:span></text:p><text:p><text:span text:style-name="T35"><text:s text:c="8"/></text:span><text:span text:style-name="T35">(</text:span><text:span text:style-name="T36">188</text:span><text:span text:style-name="T35">, </text:span><text:span text:style-name="T36">176</text:span><text:span text:style-name="T35">, </text:span><text:span text:style-name="T36">142</text:span><text:span text:style-name="T35">, </text:span><text:span text:style-name="T36">0</text:span><text:span text:style-name="T35">, </text:span><text:span text:style-name="T36">123</text:span><text:span text:style-name="T35">),</text:span></text:p><text:p><text:span text:style-name="T35"><text:s text:c="8"/></text:span><text:span text:style-name="T35">(</text:span><text:span text:style-name="T36">183</text:span><text:span text:style-name="T35">, </text:span><text:span text:style-name="T36">203</text:span><text:span text:style-name="T35">, </text:span><text:span text:style-name="T36">153</text:span><text:span text:style-name="T35">, </text:span><text:span text:style-name="T36">123</text:span><text:span text:style-name="T35">, </text:span><text:span text:style-name="T36">0</text:span><text:span text:style-name="T35">))</text:span></text:p></draw:text-box></draw:frame><text:span text:style-name="T27"><text:line-break/><text:line-break/><text:line-break/><text:line-break/></text:span></text:p>
          </text:list-item>
          <text:list-item>
            <text:p text:style-name="P51"><draw:frame text:anchor-type="paragraph" draw:z-index="2" draw:name="Forme1" draw:style-name="gr3" draw:text-style-name="P71" svg:width="14.523cm" svg:height="3.606cm" svg:x="2.217cm" svg:y="0.247cm"><draw:text-box><text:p><text:span text:style-name="T37">def</text:span><text:span text:style-name="T35"> </text:span><text:span text:style-name="T38">plus_proche</text:span><text:span text:style-name="T35">(ville : </text:span><text:span text:style-name="T37">int</text:span><text:span text:style-name="T35">, dist : </text:span><text:span text:style-name="T37">tuple</text:span><text:span text:style-name="T35">, visitees : </text:span><text:span text:style-name="T37">list</text:span><text:span text:style-name="T35">) </text:span><text:span text:style-name="T36">-&gt;</text:span><text:span text:style-name="T35"> </text:span><text:span text:style-name="T37">int</text:span><text:span text:style-name="T35">:</text:span></text:p><text:p><text:span text:style-name="T35"><text:s text:c="4"/></text:span><text:span text:style-name="T39">"""Retourne le numéro de la ville non encore listée la plus</text:span></text:p><text:p><text:span text:style-name="T39"><text:s text:c="4"/></text:span><text:span text:style-name="T39">proche, en supposant qu’il en existe au moins une."""</text:span></text:p><text:p><text:span text:style-name="T35"><text:s text:c="4"/></text:span><text:span text:style-name="T35">pp </text:span><text:span text:style-name="T36">=</text:span><text:span text:style-name="T35"> </text:span><text:span text:style-name="T37">None</text:span></text:p><text:p><text:span text:style-name="T35"><text:s text:c="4"/></text:span><text:span text:style-name="T37">for</text:span><text:span text:style-name="T35"> i </text:span><text:span text:style-name="T41">in</text:span><text:span text:style-name="T35"> </text:span><text:span text:style-name="T37">range</text:span><text:span text:style-name="T35">(</text:span><text:span text:style-name="T37">len</text:span><text:span text:style-name="T35">(visitees)):</text:span></text:p><text:p><text:span text:style-name="T35"><text:s text:c="8"/></text:span><text:span text:style-name="T37">if</text:span><text:span text:style-name="T35"> </text:span><text:span text:style-name="T41">not</text:span><text:span text:style-name="T35"> visitees[i]:</text:span></text:p><text:p><text:span text:style-name="T35"><text:s text:c="12"/></text:span><text:span text:style-name="T37">if</text:span><text:span text:style-name="T35"> (pp </text:span><text:span text:style-name="T36">==</text:span><text:span text:style-name="T35"> </text:span><text:span text:style-name="T37">None</text:span><text:span text:style-name="T35"> </text:span><text:span text:style-name="T41">or</text:span><text:span text:style-name="T35"> dist[ville][i] </text:span><text:span text:style-name="T36">&lt;</text:span><text:span text:style-name="T35"> dist[ville][pp]):</text:span></text:p><text:p><text:span text:style-name="T35"><text:s text:c="16"/></text:span><text:span text:style-name="T35">pp </text:span><text:span text:style-name="T36">=</text:span><text:span text:style-name="T35"> i</text:span></text:p><text:p><text:span text:style-name="T35"><text:s text:c="4"/></text:span><text:span text:style-name="T37">return</text:span><text:span text:style-name="T35"> pp</text:span></text:p></draw:text-box></draw:frame><text:line-break/><text:line-break/></text:p>
          </text:list-item>
        </text:list>
        <text:p text:style-name="P14"/>
        <text:p text:style-name="P14"/>
        <text:p text:style-name="P14"/>
        <text:p text:style-name="P14"/>
        <text:list xml:id="list201128327539288" text:continue-numbering="true" text:style-name="L4">
          <text:list-header>
            <text:p text:style-name="P52"/>
          </text:list-header>
          <text:list-item>
            <text:p text:style-name="P52"><draw:frame text:anchor-type="paragraph" draw:z-index="1" draw:name="Forme1" draw:style-name="gr2" draw:text-style-name="P71" svg:width="14.627cm" svg:height="6.809cm" svg:x="2.085cm" svg:y="-0.021cm"><draw:text-box><text:p><text:span text:style-name="T37">def</text:span><text:span text:style-name="T35"> </text:span><text:span text:style-name="T38">voyageur</text:span><text:span text:style-name="T35">(villes : </text:span><text:span text:style-name="T37">tuple</text:span><text:span text:style-name="T35">, dist : </text:span><text:span text:style-name="T37">tuple</text:span><text:span text:style-name="T35">, depart : </text:span><text:span text:style-name="T37">int</text:span><text:span text:style-name="T35">) </text:span><text:span text:style-name="T36">-&gt;</text:span><text:span text:style-name="T35"> </text:span><text:span text:style-name="T37">list</text:span><text:span text:style-name="T35">:</text:span></text:p><text:p><text:span text:style-name="T35"><text:s text:c="4"/></text:span><text:span text:style-name="T39">"""Retourne l'ordre des villes à visité et</text:span></text:p><text:p><text:span text:style-name="T39"><text:s text:c="4"/></text:span><text:span text:style-name="T39">en fin de tableau la distance de ce parcours"""</text:span></text:p><text:p><text:span text:style-name="T35"><text:s text:c="4"/></text:span><text:span text:style-name="T35">n </text:span><text:span text:style-name="T36">=</text:span><text:span text:style-name="T35"> </text:span><text:span text:style-name="T37">len</text:span><text:span text:style-name="T35">(villes)</text:span></text:p><text:p><text:span text:style-name="T35"><text:s text:c="4"/></text:span><text:span text:style-name="T35">visitees </text:span><text:span text:style-name="T36">=</text:span><text:span text:style-name="T35"> [</text:span><text:span text:style-name="T37">False</text:span><text:span text:style-name="T35">] </text:span><text:span text:style-name="T36">*</text:span><text:span text:style-name="T35"> n</text:span></text:p><text:p><text:span text:style-name="T35"><text:s text:c="4"/></text:span><text:span text:style-name="T35">courante </text:span><text:span text:style-name="T36">=</text:span><text:span text:style-name="T35"> depart</text:span></text:p><text:p><text:span text:style-name="T35"><text:s text:c="4"/></text:span><text:span text:style-name="T35">distance </text:span><text:span text:style-name="T36">=</text:span><text:span text:style-name="T35"> </text:span><text:span text:style-name="T36">0</text:span></text:p><text:p><text:span text:style-name="T35"><text:s text:c="4"/></text:span><text:span text:style-name="T35">trajet </text:span><text:span text:style-name="T36">=</text:span><text:span text:style-name="T35"> [villes[depart]]</text:span></text:p><text:p><text:span text:style-name="T35"><text:s text:c="4"/></text:span><text:span text:style-name="T37">for</text:span><text:span text:style-name="T35"> _ </text:span><text:span text:style-name="T41">in</text:span><text:span text:style-name="T35"> </text:span><text:span text:style-name="T37">range</text:span><text:span text:style-name="T35">(n</text:span><text:span text:style-name="T36">-1</text:span><text:span text:style-name="T35">):</text:span></text:p><text:p><text:span text:style-name="T35"><text:s text:c="8"/></text:span><text:span text:style-name="T35">visitees[courante] </text:span><text:span text:style-name="T36">=</text:span><text:span text:style-name="T35"> </text:span><text:span text:style-name="T37">True</text:span></text:p><text:p><text:span text:style-name="T35"><text:s text:c="8"/></text:span><text:span text:style-name="T35">suivante </text:span><text:span text:style-name="T36">=</text:span><text:span text:style-name="T35"> plus_proche(courante, dist, visitees)</text:span></text:p><text:p><text:span text:style-name="T35"><text:s text:c="8"/></text:span><text:span text:style-name="T35">distance </text:span><text:span text:style-name="T36">=</text:span><text:span text:style-name="T35"> distance </text:span><text:span text:style-name="T36">+</text:span><text:span text:style-name="T35"> dist[courante][suivante]</text:span></text:p><text:p><text:span text:style-name="T35"><text:s text:c="8"/></text:span><text:span text:style-name="T35">courante </text:span><text:span text:style-name="T36">=</text:span><text:span text:style-name="T35"> suivante</text:span></text:p><text:p><text:span text:style-name="T35"><text:s text:c="8"/></text:span><text:span text:style-name="T35">trajet</text:span><text:span text:style-name="T36">.</text:span><text:span text:style-name="T35">append(villes[courante])</text:span></text:p><text:p><text:span text:style-name="T35"><text:s text:c="4"/></text:span><text:span text:style-name="T35">distance </text:span><text:span text:style-name="T36">=</text:span><text:span text:style-name="T35"> distance </text:span><text:span text:style-name="T36">+</text:span><text:span text:style-name="T35"> dist[courante][depart]</text:span></text:p><text:p><text:span text:style-name="T35"><text:s text:c="4"/></text:span><text:span text:style-name="T35">trajet</text:span><text:span text:style-name="T36">.</text:span><text:span text:style-name="T35">append(distance)</text:span></text:p><text:p><text:span text:style-name="T35"><text:s text:c="4"/></text:span><text:span text:style-name="T37">return</text:span><text:span text:style-name="T35"> trajet</text:span></text:p></draw:text-box></draw:frame></text:p>
          </text:list-item>
        </text:list>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1" text:outline-level="1"><text:span text:style-name="T31"><text:s/>Problème du sac à dos</text:span></text:h>
        <text:h text:style-name="Heading_20_2" text:outline-level="2"><text:s/><text:span text:style-name="T31">Quelques situations</text:span></text:h>
        <text:h text:style-name="P19" text:outline-level="3">Exercice 3</text:h>
        <text:p text:style-name="P54"><text:tab/></text:p>
        <text:p text:style-name="P54"/>
        <text:p text:style-name="P54"/>
        <text:p text:style-name="P55"/>
        <text:p text:style-name="P56"><text:soft-page-break/>a) <text:s text:c="37"/>b) <text:s text:c="41"/>c) <text:s text:c="38"/>d)</text:p>
        <text:section text:style-name="Sect4" text:name="Section6">
          <table:table table:name="Tableau1" table:style-name="Tableau1">
            <table:table-column table:style-name="Tableau1.A"/>
            <table:table-column table:style-name="Tableau1.B"/>
            <table:table-row>
              <table:table-cell table:style-name="Tableau1.A1" office:value-type="string">
                <text:p text:style-name="P35">AD</text:p>
              </table:table-cell>
              <table:table-cell table:style-name="Tableau1.B1" office:value-type="string">
                <text:list xml:id="list6191825223082882639" text:style-name="L10">
                  <text:list-header>
                    <text:p text:style-name="P43">5300</text:p>
                  </text:list-header>
                </text:list>
              </table:table-cell>
            </table:table-row>
            <table:table-row>
              <table:table-cell table:style-name="Tableau1.A1" office:value-type="string">
                <text:list xml:id="list201127729529135" text:continue-numbering="true" text:style-name="L10">
                  <text:list-header>
                    <text:p text:style-name="P42">BCD</text:p>
                  </text:list-header>
                </text:list>
              </table:table-cell>
              <table:table-cell table:style-name="Tableau1.B1" office:value-type="string">
                <text:p text:style-name="P61">7500</text:p>
              </table:table-cell>
            </table:table-row>
          </table:table>
          <text:p text:style-name="P59"/>
          <text:p text:style-name="P59"/>
          <table:table table:name="Tableau9" table:style-name="Tableau9">
            <table:table-column table:style-name="Tableau9.A"/>
            <table:table-column table:style-name="Tableau9.B"/>
            <table:table-row>
              <table:table-cell table:style-name="Tableau9.A1" office:value-type="string">
                <text:p text:style-name="P35">AC</text:p>
              </table:table-cell>
              <table:table-cell table:style-name="Tableau9.B1" office:value-type="string">
                <text:p text:style-name="P45">7800</text:p>
              </table:table-cell>
            </table:table-row>
            <table:table-row>
              <table:table-cell table:style-name="Tableau9.A1" office:value-type="string">
                <text:p text:style-name="P44">AD</text:p>
              </table:table-cell>
              <table:table-cell table:style-name="Tableau9.B1" office:value-type="string">
                <text:p text:style-name="P62">5300</text:p>
              </table:table-cell>
            </table:table-row>
            <table:table-row>
              <table:table-cell table:style-name="Tableau9.A1" office:value-type="string">
                <text:p text:style-name="P44">BCD</text:p>
              </table:table-cell>
              <table:table-cell table:style-name="Tableau9.B1" office:value-type="string">
                <text:p text:style-name="P62">7000</text:p>
              </table:table-cell>
            </table:table-row>
          </table:table>
          <text:p text:style-name="P59"/>
          <text:p text:style-name="P59"/>
          <table:table table:name="Tableau10" table:style-name="Tableau10">
            <table:table-column table:style-name="Tableau10.A"/>
            <table:table-column table:style-name="Tableau10.B"/>
            <table:table-row>
              <table:table-cell table:style-name="Tableau10.A1" office:value-type="string">
                <text:p text:style-name="P36">AE</text:p>
              </table:table-cell>
              <table:table-cell table:style-name="Tableau10.B1" office:value-type="string">
                <text:p text:style-name="P46">8900</text:p>
              </table:table-cell>
            </table:table-row>
            <table:table-row>
              <table:table-cell table:style-name="Tableau10.A1" office:value-type="string">
                <text:p text:style-name="P48">BD</text:p>
              </table:table-cell>
              <table:table-cell table:style-name="Tableau10.B1" office:value-type="string">
                <text:p text:style-name="P63">11200</text:p>
              </table:table-cell>
            </table:table-row>
            <table:table-row>
              <table:table-cell table:style-name="Tableau10.A1" office:value-type="string">
                <text:p text:style-name="P48">BE</text:p>
              </table:table-cell>
              <table:table-cell table:style-name="Tableau10.B1" office:value-type="string">
                <text:p text:style-name="P63">8000</text:p>
              </table:table-cell>
            </table:table-row>
            <table:table-row>
              <table:table-cell table:style-name="Tableau10.A1" office:value-type="string">
                <text:p text:style-name="P48">CDE</text:p>
              </table:table-cell>
              <table:table-cell table:style-name="Tableau10.B1" office:value-type="string">
                <text:p text:style-name="P58">10300</text:p>
              </table:table-cell>
            </table:table-row>
          </table:table>
          <text:p text:style-name="P60"/>
          <table:table table:name="Tableau6" table:style-name="Tableau6">
            <table:table-column table:style-name="Tableau6.A"/>
            <table:table-column table:style-name="Tableau6.B"/>
            <table:table-row>
              <table:table-cell table:style-name="Tableau6.A1" office:value-type="string">
                <text:p text:style-name="P41">AD</text:p>
              </table:table-cell>
              <table:table-cell table:style-name="Tableau6.B1" office:value-type="string">
                <text:p text:style-name="P47">11800</text:p>
              </table:table-cell>
            </table:table-row>
            <table:table-row>
              <table:table-cell table:style-name="Tableau6.A1" office:value-type="string">
                <text:p text:style-name="P49">AEF</text:p>
              </table:table-cell>
              <table:table-cell table:style-name="Tableau6.B1" office:value-type="string">
                <text:p text:style-name="P64">11900</text:p>
              </table:table-cell>
            </table:table-row>
            <table:table-row>
              <table:table-cell table:style-name="Tableau6.A1" office:value-type="string">
                <text:p text:style-name="P49">BC</text:p>
              </table:table-cell>
              <table:table-cell table:style-name="Tableau6.B1" office:value-type="string">
                <text:p text:style-name="P64">12000</text:p>
              </table:table-cell>
            </table:table-row>
            <table:table-row>
              <table:table-cell table:style-name="Tableau6.A1" office:value-type="string">
                <text:p text:style-name="P49">BDF</text:p>
              </table:table-cell>
              <table:table-cell table:style-name="Tableau6.B1" office:value-type="string">
                <text:p text:style-name="P65">10100</text:p>
              </table:table-cell>
            </table:table-row>
            <table:table-row>
              <table:table-cell table:style-name="Tableau6.A1" office:value-type="string">
                <text:p text:style-name="P49">BEF</text:p>
              </table:table-cell>
              <table:table-cell table:style-name="Tableau6.B1" office:value-type="string">
                <text:p text:style-name="P65">10000</text:p>
              </table:table-cell>
            </table:table-row>
            <table:table-row>
              <table:table-cell table:style-name="Tableau6.A1" office:value-type="string">
                <text:p text:style-name="P49">CDEF</text:p>
              </table:table-cell>
              <table:table-cell table:style-name="Tableau6.B1" office:value-type="string">
                <text:p text:style-name="P65">10300</text:p>
              </table:table-cell>
            </table:table-row>
          </table:table>
          <text:p text:style-name="P16"/>
        </text:section>
        <text:section text:style-name="Sect2" text:name="Section3">
          <text:section text:style-name="Sect1" text:name="Section4">
            <text:h text:style-name="Heading_20_2" text:outline-level="2"><text:s/><text:span text:style-name="T32">Algorithmes gloutons</text:span></text:h>
            <text:h text:style-name="P20" text:outline-level="3">Exercice 4</text:h>
            <text:p text:style-name="P57"><text:tab/><text:span text:style-name="T19">1.</text:span></text:p>
            <table:table table:name="Tableau5" table:style-name="Tableau5">
              <table:table-column table:style-name="Tableau5.A" table:number-columns-repeated="5"/>
              <table:table-row>
                <table:table-cell table:style-name="Tableau5.A1" office:value-type="string">
                  <text:p text:style-name="P40"/>
                </table:table-cell>
                <table:table-cell table:style-name="Tableau5.B1" office:value-type="string">
                  <text:p text:style-name="P38">Stratégie a)</text:p>
                </table:table-cell>
                <table:table-cell table:style-name="Tableau5.B1" office:value-type="string">
                  <text:p text:style-name="P38">Stratégie b)</text:p>
                </table:table-cell>
                <table:table-cell table:style-name="Tableau5.B1" office:value-type="string">
                  <text:p text:style-name="P38">Stratégie c)</text:p>
                </table:table-cell>
                <table:table-cell table:style-name="Tableau5.B1" office:value-type="string">
                  <text:p text:style-name="P38">Optimal</text:p>
                </table:table-cell>
              </table:table-row>
              <table:table-row>
                <table:table-cell table:style-name="Tableau5.A2" office:value-type="string">
                  <text:p text:style-name="P38">Situation 1</text:p>
                </table:table-cell>
                <table:table-cell table:style-name="Tableau5.B2" office:value-type="string">
                  <text:p text:style-name="P37">AD</text:p>
                </table:table-cell>
                <table:table-cell table:style-name="Tableau5.B2" office:value-type="string">
                  <text:p text:style-name="P37">DCB</text:p>
                </table:table-cell>
                <table:table-cell table:style-name="Tableau5.B2" office:value-type="string">
                  <text:p text:style-name="P37">BCD</text:p>
                </table:table-cell>
                <table:table-cell table:style-name="Tableau5.E2" office:value-type="string">
                  <text:p text:style-name="P37">BCD</text:p>
                </table:table-cell>
              </table:table-row>
              <table:table-row>
                <table:table-cell table:style-name="Tableau5.B1" office:value-type="string">
                  <text:p text:style-name="P38"/>
                </table:table-cell>
                <table:table-cell table:style-name="Tableau5.B3" office:value-type="string">
                  <text:p text:style-name="P37">5300</text:p>
                </table:table-cell>
                <table:table-cell table:style-name="Tableau5.B3" office:value-type="string">
                  <text:p text:style-name="P37">7500</text:p>
                </table:table-cell>
                <table:table-cell table:style-name="Tableau5.B3" office:value-type="string">
                  <text:p text:style-name="P37">7500</text:p>
                </table:table-cell>
                <table:table-cell table:style-name="Tableau5.E3" office:value-type="string">
                  <text:p text:style-name="P37">7500</text:p>
                </table:table-cell>
              </table:table-row>
              <table:table-row>
                <table:table-cell table:style-name="Tableau5.A2" office:value-type="string">
                  <text:p text:style-name="P38">Situation 2</text:p>
                </table:table-cell>
                <table:table-cell table:style-name="Tableau5.B2" office:value-type="string">
                  <text:p text:style-name="P37">AC</text:p>
                </table:table-cell>
                <table:table-cell table:style-name="Tableau5.B2" office:value-type="string">
                  <text:p text:style-name="P37">DCB</text:p>
                </table:table-cell>
                <table:table-cell table:style-name="Tableau5.B2" office:value-type="string">
                  <text:p text:style-name="P37">AC</text:p>
                </table:table-cell>
                <table:table-cell table:style-name="Tableau5.B2" office:value-type="string">
                  <text:p text:style-name="P37">AC</text:p>
                </table:table-cell>
              </table:table-row>
              <table:table-row>
                <table:table-cell table:style-name="Tableau5.B1" office:value-type="string">
                  <text:p text:style-name="P39"/>
                </table:table-cell>
                <table:table-cell table:style-name="Tableau5.B3" office:value-type="string">
                  <text:p text:style-name="P37">7800</text:p>
                </table:table-cell>
                <table:table-cell table:style-name="Tableau5.B3" office:value-type="string">
                  <text:p text:style-name="P37">7000</text:p>
                </table:table-cell>
                <table:table-cell table:style-name="Tableau5.B3" office:value-type="string">
                  <text:p text:style-name="P37">7800</text:p>
                </table:table-cell>
                <table:table-cell table:style-name="Tableau5.B3" office:value-type="string">
                  <text:p text:style-name="P37">7800</text:p>
                </table:table-cell>
              </table:table-row>
              <table:table-row>
                <table:table-cell table:style-name="Tableau5.A2" office:value-type="string">
                  <text:p text:style-name="P38">Situation 3</text:p>
                </table:table-cell>
                <table:table-cell table:style-name="Tableau5.B2" office:value-type="string">
                  <text:p text:style-name="P37">AE</text:p>
                </table:table-cell>
                <table:table-cell table:style-name="Tableau5.B2" office:value-type="string">
                  <text:p text:style-name="P37">EDC</text:p>
                </table:table-cell>
                <table:table-cell table:style-name="Tableau5.B2" office:value-type="string">
                  <text:p text:style-name="P37">BD</text:p>
                </table:table-cell>
                <table:table-cell table:style-name="Tableau5.B2" office:value-type="string">
                  <text:p text:style-name="P37">BD</text:p>
                </table:table-cell>
              </table:table-row>
              <table:table-row>
                <table:table-cell table:style-name="Tableau5.B1" office:value-type="string">
                  <text:p text:style-name="P39"/>
                </table:table-cell>
                <table:table-cell table:style-name="Tableau5.B3" office:value-type="string">
                  <text:p text:style-name="P37">8900</text:p>
                </table:table-cell>
                <table:table-cell table:style-name="Tableau5.B3" office:value-type="string">
                  <text:p text:style-name="P37">10300</text:p>
                </table:table-cell>
                <table:table-cell table:style-name="Tableau5.B3" office:value-type="string">
                  <text:p text:style-name="P37">11200</text:p>
                </table:table-cell>
                <table:table-cell table:style-name="Tableau5.B3" office:value-type="string">
                  <text:p text:style-name="P37">11200</text:p>
                </table:table-cell>
              </table:table-row>
              <table:table-row>
                <table:table-cell table:style-name="Tableau5.A2" office:value-type="string">
                  <text:p text:style-name="P38">Situation 4</text:p>
                </table:table-cell>
                <table:table-cell table:style-name="Tableau5.B2" office:value-type="string">
                  <text:p text:style-name="P37">AD</text:p>
                </table:table-cell>
                <table:table-cell table:style-name="Tableau5.B2" office:value-type="string">
                  <text:p text:style-name="P37">FEDC</text:p>
                </table:table-cell>
                <table:table-cell table:style-name="Tableau5.B2" office:value-type="string">
                  <text:p text:style-name="P37">AEF</text:p>
                </table:table-cell>
                <table:table-cell table:style-name="Tableau5.B2" office:value-type="string">
                  <text:p text:style-name="P37">BC</text:p>
                </table:table-cell>
              </table:table-row>
              <table:table-row>
                <table:table-cell table:style-name="Tableau5.B1" office:value-type="string">
                  <text:p text:style-name="P39"/>
                </table:table-cell>
                <table:table-cell table:style-name="Tableau5.B3" office:value-type="string">
                  <text:p text:style-name="P37">11800</text:p>
                </table:table-cell>
                <table:table-cell table:style-name="Tableau5.B3" office:value-type="string">
                  <text:p text:style-name="P37">10300</text:p>
                </table:table-cell>
                <table:table-cell table:style-name="Tableau5.B3" office:value-type="string">
                  <text:p text:style-name="P37">11900</text:p>
                </table:table-cell>
                <table:table-cell table:style-name="Tableau5.B3" office:value-type="string">
                  <text:p text:style-name="P37">12000</text:p>
                </table:table-cell>
              </table:table-row>
            </table:table>
            <text:p text:style-name="P16"><text:span text:style-name="T18"/></text:p>
            <text:p text:style-name="P66"><text:span text:style-name="T19">2. a) </text:span><text:span text:style-name="T21">Un objet lourd remplissant le sac à dos à lui seul et une multitude d’objets légers, l’objet lourd ayant une valeur </text:span><text:span text:style-name="T22">légèrement supérieure aux autres. Exemple : un objet de 10 kg de valeur 10 et dix objets de 1 kg de valeur 9.</text:span></text:p>
            <text:p text:style-name="P67"><text:span text:style-name="T24">b</text:span><text:span text:style-name="T16">) </text:span><text:span text:style-name="T20">Une multitude d’objets légers de peu de valeur, et des objets plus lourds </text:span><text:span text:style-name="T23">de grande valeur. Exemple : dix objets de 1kg et de valeur 1, et un objet de 10 kg et de valeur 100.</text:span></text:p>
            <text:p text:style-name="P68"><text:span text:style-name="T16">c)</text:span><text:span text:style-name="T20"> Un objet de rapport valeur/poids maximal et occupant juste un peu plus de la moitié du sac, et deux objets remplissant chacun exactement la moitié du sac et de rapport valeur/poids légèrement inférieur. Exemple : un objet de 6 kg et de valeur 60 (rapport 10) et deux objets de 5 kg et de valeur 45 chacun (rapport 9).</text:span></text:p>
            <text:p text:style-name="P68"><text:span text:style-name="T20"/></text:p>
            <text:p text:style-name="P69"><text:span text:style-name="T20">Dans les deux premiers cas, le rapport entre la valeur optimale et la valeur donnée par la stratégie peut être arbitrairement grand. Dans le dernier cas en revanche il ne peut être supérieur à 2.</text:span></text:p>
          </text:section>
          <text:p text:style-name="P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StarSymbol" svg:font-family="Star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beration Mono2" svg:font-family="'Liberation Mono'"/>
    <style:font-face style:name="Liberation Sans4" svg:font-family="'Liberation Sans'"/>
    <style:font-face style:name="F" svg:font-family="" style:font-family-generic="swiss"/>
    <style:font-face style:name="Liberation Sans" svg:font-family="'Liberation Sans'" style:font-family-generic="swiss"/>
    <style:font-face style:name="Liberation Sans5" svg:font-family="'Liberation Sans', Arial"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Andale Sans UI" svg:font-family="'Andale Sans UI', 'Arial Unicode MS'" style:font-pitch="variable"/>
    <style:font-face style:name="DejaVu Sans1" svg:font-family="'DejaVu Sans'" style:font-pitch="variable"/>
    <style:font-face style:name="HG Mincho Light J" svg:font-family="'HG Mincho Light J', msmincho"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Sans6" svg:font-family="'Liberation Sans', Arial"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1" svg:font-family="'Andale Sans UI'" style:font-family-generic="system" style:font-pitch="variable"/>
    <style:font-face style:name="HG Mincho Light J1" svg:font-family="'HG Mincho Light J'"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Subtitle" style:class="text">
      <style:paragraph-properties fo:text-align="center" style:justify-single-word="false" fo:hyphenation-ladder-count="no-limit"/>
      <style:text-properties style:font-name="Liberation Sans" fo:font-family="'Liberation Sans'" style:font-family-generic="swis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text-align="start" style:justify-single-word="false" fo:hyphenation-ladder-count="no-limit" style:writing-mode="lr-tb"/>
      <style:text-properties style:font-name="Liberation Sans1" fo:font-family="'Liberation Sans'" style:font-style-name="Normal" style:font-pitch="variable" fo:font-size="10pt" style:font-size-asian="12pt" style:font-size-complex="10pt" fo:hyphenate="false"/>
    </style:style>
    <style:style style:name="Heading_20_1" style:display-name="Heading 1" style:family="paragraph" style:parent-style-name="Normal" style:next-style-name="Normal" style:default-outline-level="1" style:class="text">
      <loext:graphic-properties draw:fill="solid" draw:fill-color="#e6e6ff" draw:opacity="100%"/>
      <style:paragraph-properties fo:margin-top="0.3cm" fo:margin-bottom="0.199cm" loext:contextual-spacing="false" fo:hyphenation-ladder-count="no-limit" fo:background-color="#e6e6ff" fo:padding-left="0cm" fo:padding-right="0cm" fo:padding-top="0cm" fo:padding-bottom="0.035cm" fo:border-left="none" fo:border-right="none" fo:border-top="none" fo:border-bottom="0.74pt solid #008080" style:shadow="none"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2" style:display-name="Heading 2" style:family="paragraph" style:parent-style-name="Normal" style:next-style-name="Paragraphe" style:default-outline-level="2" style:class="text">
      <style:paragraph-properties fo:margin-top="0.4cm" fo:margin-bottom="0.101cm" loext:contextual-spacing="false" fo:hyphenation-ladder-count="no-limit"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3" style:display-name="Heading 3" style:family="paragraph" style:parent-style-name="Paragraphe" style:next-style-name="Paragraphe" style:default-outline-level="3" style:class="text">
      <style:paragraph-properties fo:margin-top="0.101cm" fo:margin-bottom="0cm" loext:contextual-spacing="false" fo:hyphenation-ladder-count="no-limit" fo:keep-with-next="always"/>
      <style:text-properties fo:color="#004586" style:font-name="DejaVu Sans Condensed" fo:font-family="'DejaVu Sans Condensed'" style:font-family-generic="swiss" style:font-pitch="variable" fo:font-style="italic" fo:font-weight="bold" style:font-style-asian="italic"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weight="bold"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Normal" style:family="paragraph">
      <style:paragraph-properties fo:text-align="justify" style:justify-single-word="false" fo:hyphenation-ladder-count="no-limit">
        <style:tab-stops>
          <style:tab-stop style:position="1.002cm"/>
        </style:tab-stops>
      </style:paragraph-properties>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style:style>
    <style:style style:name="Titre6" style:family="paragraph" style:parent-style-name="Normal" style:next-style-name="Text_20_body">
      <style:paragraph-properties fo:margin-top="0cm" fo:margin-bottom="0.3cm" loext:contextual-spacing="false" fo:text-align="center" style:justify-single-word="false" fo:hyphenation-ladder-count="no-limit" fo:keep-with-next="always"/>
      <style:text-properties fo:color="#004586" style:font-name="DejaVu Sans Condensed" fo:font-family="'DejaVu Sans Condensed'" style:font-family-generic="swiss" style:font-pitch="variable" fo:font-size="16pt" fo:font-weight="bold" style:font-name-asian="Andale Sans UI1" style:font-family-asian="'Andale Sans UI'" style:font-family-generic-asian="system" style:font-pitch-asian="variable" style:font-size-asian="16pt" style:font-weight-asian="bold" style:font-name-complex="Tahoma" style:font-family-complex="Tahoma"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center" style:justify-single-word="false" fo:hyphenation-ladder-count="no-limit">
        <style:tab-stops>
          <style:tab-stop style:position="0.499cm"/>
          <style:tab-stop style:position="17.5cm" style:type="right"/>
        </style:tab-stops>
      </style:paragraph-properties>
      <style:text-properties fo:color="#004586" style:font-name="DejaVu Sans Condensed" fo:font-family="'DejaVu Sans Condensed'" style:font-family-generic="swiss" style:font-pitch="variable" fo:font-size="12pt" fo:font-style="italic" style:font-size-asian="12pt" style:font-style-asian="italic" style:font-size-complex="12pt" fo:hyphenate="false"/>
    </style:style>
    <style:style style:name="Footer" style:family="paragraph" style:parent-style-name="Normal" style:class="extra">
      <style:paragraph-properties fo:text-align="end" style:justify-single-word="false" fo:hyphenation-ladder-count="no-limit" fo:padding="0cm" fo:border-left="none" fo:border-right="none" fo:border-top="0.51pt solid #000080" fo:border-bottom="none" style:shadow="none" style:vertical-align="middle">
        <style:tab-stops>
          <style:tab-stop style:position="0.499cm"/>
          <style:tab-stop style:position="17.5cm" style:type="right"/>
          <style:tab-stop style:position="26.201cm" style:type="right"/>
        </style:tab-stops>
      </style:paragraph-properties>
      <style:text-properties style:font-name="DejaVu Sans Condensed" fo:font-family="'DejaVu Sans Condensed'" style:font-family-generic="swiss" style:font-pitch="variable" fo:font-size="10pt" fo:font-style="italic" style:font-size-asian="10pt" style:font-style-asian="italic" fo:hyphenate="false"/>
    </style:style>
    <style:style style:name="Table_20_Contents" style:display-name="Table Contents" style:family="paragraph" style:parent-style-name="Text_20_body" style:class="extra">
      <style:paragraph-properties fo:text-align="center" style:justify-single-word="false" fo:hyphenation-ladder-count="no-limit" text:number-lines="false" text:line-number="0"/>
      <style:text-properties fo:font-size="11pt" style:font-size-asian="11pt"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style-complex="italic" style:font-weight-complex="bold" fo:hyphenate="false"/>
    </style:style>
    <style:style style:name="Légende1" style:family="paragraph" style:parent-style-name="Normal">
      <style:paragraph-properties fo:margin-top="0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Contenu_20_du_20_cadre" style:display-name="Contenu du cadre" style:family="paragraph" style:parent-style-name="Text_20_body">
      <style:paragraph-properties fo:hyphenation-ladder-count="no-limit"/>
      <style:text-properties fo:hyphenate="false"/>
    </style:style>
    <style:style style:name="Index" style:family="paragraph" style:parent-style-name="Normal"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M_20_1" style:display-name="TM 1" style:family="paragraph" style:parent-style-name="Normal" style:next-style-name="Normal">
      <style:paragraph-properties fo:margin-left="2cm" fo:margin-right="0cm" fo:margin-top="0cm" fo:margin-bottom="0.212cm" loext:contextual-spacing="false" fo:hyphenation-ladder-count="no-limit" fo:text-indent="0.002cm" style:auto-text-indent="false">
        <style:tab-stops>
          <style:tab-stop style:position="11.001cm" style:type="right" style:leader-style="dotted" style:leader-text="."/>
        </style:tab-stops>
      </style:paragraph-properties>
      <style:text-properties style:font-name="Arial" fo:font-family="Arial" style:font-family-generic="swiss" style:font-pitch="variable" fo:hyphenate="false"/>
    </style:style>
    <style:style style:name="TM_20_2" style:display-name="TM 2" style:family="paragraph" style:parent-style-name="Normal" style:next-style-name="Normal">
      <style:paragraph-properties fo:margin-left="3cm" fo:margin-right="0cm" fo:margin-top="0cm" fo:margin-bottom="0.212cm" loext:contextual-spacing="false" fo:hyphenation-ladder-count="no-limit" fo:text-indent="0.002cm" style:auto-text-indent="false">
        <style:tab-stops>
          <style:tab-stop style:position="9.001cm" style:type="right" style:leader-style="dotted" style:leader-text="."/>
        </style:tab-stops>
      </style:paragraph-properties>
      <style:text-properties style:font-name="Arial" fo:font-family="Arial" style:font-family-generic="swiss" style:font-pitch="variable" fo:hyphenate="false"/>
    </style:style>
    <style:style style:name="TM_20_3" style:display-name="TM 3" style:family="paragraph" style:parent-style-name="Normal" style:next-style-name="Normal">
      <style:paragraph-properties fo:margin-left="0.353cm" fo:margin-right="0cm" fo:hyphenation-ladder-count="no-limit" fo:text-indent="0.002cm" style:auto-text-indent="false">
        <style:tab-stops>
          <style:tab-stop style:position="16.297cm" style:type="right" style:leader-style="solid" style:leader-text="-"/>
        </style:tab-stops>
      </style:paragraph-properties>
      <style:text-properties fo:hyphenate="false"/>
    </style:style>
    <style:style style:name="Paragraphe" style:family="paragraph" style:parent-style-name="Normal">
      <style:paragraph-properties fo:margin-left="0.4cm" fo:margin-right="0cm" fo:margin-top="0cm" fo:margin-bottom="0.101cm" loext:contextual-spacing="false" fo:hyphenation-ladder-count="no-limit" fo:text-indent="0cm" style:auto-text-indent="false">
        <style:tab-stops/>
      </style:paragraph-properties>
      <style:text-properties style:font-size-complex="10pt" fo:hyphenate="false"/>
    </style:style>
    <style:style style:name="Listing" style:family="paragraph" style:parent-style-name="Normal">
      <style:paragraph-properties fo:margin-left="1cm" fo:margin-right="0cm" fo:hyphenation-ladder-count="no-limit" fo:text-indent="0cm" style:auto-text-indent="false">
        <style:tab-stops/>
      </style:paragraph-properties>
      <style:text-properties style:font-name="Courier New" fo:font-family="'Courier New'" style:font-family-generic="modern" style:font-pitch="fixed" fo:font-size="9pt" style:font-size-asian="9pt" fo:hyphenate="false"/>
    </style:style>
    <style:style style:name="Blockquote" style:family="paragraph" style:parent-style-name="Normal">
      <style:paragraph-properties fo:margin-left="0.635cm" fo:margin-right="0.635cm" fo:margin-top="0.176cm" fo:margin-bottom="0.176cm" loext:contextual-spacing="false" fo:hyphenation-ladder-count="no-limit" fo:text-indent="0.002cm" style:auto-text-indent="false">
        <style:tab-stops/>
      </style:paragraph-properties>
      <style:text-properties fo:font-size="12pt" style:font-size-asian="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Paragraphe" style:class="extra">
      <style:paragraph-properties fo:margin-left="0cm" fo:margin-right="0cm" fo:margin-top="0.071cm" fo:margin-bottom="0.071cm" loext:contextual-spacing="false" fo:hyphenation-ladder-count="no-limit" fo:text-indent="0cm" style:auto-text-indent="false">
        <style:tab-stops/>
      </style:paragraph-properties>
      <style:text-properties fo:hyphenate="false"/>
    </style:style>
    <style:style style:name="Explication" style:family="paragraph">
      <loext:graphic-properties draw:fill="solid" draw:fill-color="#ffffcc" draw:opacity="100%"/>
      <style:paragraph-properties fo:margin-left="0.4cm" fo:margin-right="0cm" fo:margin-top="0cm" fo:margin-bottom="0.101cm" loext:contextual-spacing="false" fo:text-align="justify" style:justify-single-word="false" fo:orphans="0" fo:widows="0" fo:hyphenation-ladder-count="no-limit" fo:text-indent="0cm" style:auto-text-indent="false" fo:background-color="#ffffcc" fo:padding="0.035cm" fo:border="0.74pt solid #008080" style:shadow="none">
        <style:tab-stops>
          <style:tab-stop style:position="-0.395cm"/>
        </style:tab-stops>
      </style:paragraph-properties>
      <style:text-properties fo:color="#004586" style:font-name="DejaVu Sans Condensed" fo:font-family="'DejaVu Sans Condensed'" style:font-family-generic="swiss" style:font-pitch="variable" fo:font-size="11pt" fo:font-style="italic" style:letter-kerning="true" style:font-name-asian="Andale Sans UI1" style:font-family-asian="'Andale Sans UI'" style:font-family-generic-asian="system" style:font-pitch-asian="variable" style:font-size-asian="11pt" style:font-style-asian="italic" style:font-name-complex="Tahoma" style:font-family-complex="Tahoma" style:font-family-generic-complex="swiss" style:font-pitch-complex="variable" style:language-complex="fr" style:country-complex="FR" fo:hyphenate="false"/>
    </style:style>
    <style:style style:name="Question" style:family="paragraph" style:parent-style-name="Paragraphe" style:list-style-name="LFO5">
      <style:paragraph-properties fo:margin-left="0cm" fo:margin-right="0cm" fo:margin-top="0.199cm" fo:margin-bottom="0cm" loext:contextual-spacing="false" fo:hyphenation-ladder-count="no-limit" fo:text-indent="0cm" style:auto-text-indent="false">
        <style:tab-stops>
          <style:tab-stop style:position="1.3cm"/>
        </style:tab-stops>
      </style:paragraph-properties>
      <style:text-properties fo:hyphenate="false"/>
    </style:style>
    <style:style style:name="Texte_20_par_20_défaut" style:display-name="Texte par défaut" style:family="paragraph" style:parent-style-name="Normal">
      <style:paragraph-properties fo:text-align="start" style:justify-single-word="false" fo:hyphenation-ladder-count="no-limit"/>
      <style:text-properties fo:hyphenate="false"/>
    </style:style>
    <style:style style:name="Consigne" style:family="paragraph" style:parent-style-name="Paragraphe" style:list-style-name="LFO6">
      <style:paragraph-properties fo:margin-left="0.6cm" fo:margin-right="0cm" fo:margin-top="0cm" fo:margin-bottom="0.199cm" loext:contextual-spacing="false" fo:hyphenation-ladder-count="no-limit" fo:text-indent="0cm" style:auto-text-indent="false">
        <style:tab-stops>
          <style:tab-stop style:position="-0.101cm"/>
        </style:tab-stops>
      </style:paragraph-properties>
      <style:text-properties fo:font-size="10pt" fo:font-style="italic" style:font-size-asian="10pt" style:font-style-asian="italic" fo:hyphenate="false"/>
    </style:style>
    <style:style style:name="Normal1" style:family="paragraph" style:parent-style-name="Normal">
      <style:paragraph-properties fo:hyphenation-ladder-count="no-limit"/>
      <style:text-properties fo:font-size="12pt" style:font-size-asian="12pt" style:font-size-complex="12pt" fo:hyphenate="false"/>
    </style:style>
    <style:style style:name="Retrait_20_1re_20_ligne" style:display-name="Retrait 1re ligne" style:family="paragraph" style:parent-style-name="Normal">
      <style:paragraph-properties fo:hyphenation-ladder-count="no-limit"/>
      <style:text-properties fo:hyphenate="false"/>
    </style:style>
    <style:style style:name="Text" style:family="paragraph" style:parent-style-name="Normal" style:class="extra">
      <style:paragraph-properties fo:hyphenation-ladder-count="no-limit"/>
      <style:text-properties fo:hyphenate="false"/>
    </style:style>
    <style:style style:name="Subtitle" style:family="paragraph" style:parent-style-name="Titre6"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rps_20_de_20_texte_20_justifié" style:display-name="Corps de texte justifié" style:family="paragraph" style:parent-style-name="Normal">
      <style:paragraph-properties fo:hyphenation-ladder-count="no-limit"/>
      <style:text-properties fo:hyphenate="false"/>
    </style:style>
    <style:style style:name="Titre3" style:family="paragraph" style:parent-style-name="Normal">
      <style:paragraph-properties fo:hyphenation-ladder-count="no-limit"/>
      <style:text-properties fo:hyphenate="false"/>
    </style:style>
    <style:style style:name="Titre4" style:family="paragraph" style:parent-style-name="Normal">
      <style:paragraph-properties fo:text-align="center" style:justify-single-word="false" fo:hyphenation-ladder-count="no-limit"/>
      <style:text-properties fo:hyphenate="false"/>
    </style:style>
    <style:style style:name="Titre5" style:family="paragraph" style:parent-style-name="Normal">
      <style:paragraph-properties fo:margin-left="0.199cm" fo:margin-right="0.199cm" fo:margin-top="0.101cm" fo:margin-bottom="0.101cm" loext:contextual-spacing="false" fo:text-align="center" style:justify-single-word="false" fo:hyphenation-ladder-count="no-limit" fo:text-indent="0cm" style:auto-text-indent="false">
        <style:tab-stops/>
      </style:paragraph-properties>
      <style:text-properties fo:hyphenate="false"/>
    </style:style>
    <style:style style:name="Titre1" style:family="paragraph" style:parent-style-name="Normal">
      <style:paragraph-properties fo:margin-top="0.42cm" fo:margin-bottom="0.21cm" loext:contextual-spacing="false" fo:hyphenation-ladder-count="no-limit"/>
      <style:text-properties fo:hyphenate="false"/>
    </style:style>
    <style:style style:name="Titre2" style:family="paragraph" style:parent-style-name="Normal">
      <style:paragraph-properties fo:margin-top="0.42cm" fo:margin-bottom="0.21cm" loext:contextual-spacing="false" fo:hyphenation-ladder-count="no-limit"/>
      <style:text-properties fo:hyphenate="false"/>
    </style:style>
    <style:style style:name="Ligne_20_de_20_cote" style:display-name="Ligne de cote" style:family="paragraph" style:parent-style-name="Normal">
      <style:paragraph-properties fo:hyphenation-ladder-count="no-limit"/>
      <style:text-properties fo:hyphenate="false"/>
    </style:style>
    <style:style style:name="Arrière-plan" style:family="paragraph" style:parent-style-name="Normal">
      <style:paragraph-properties fo:text-align="start" style:justify-single-word="false" fo:hyphenation-ladder-count="no-limit" style:text-autospace="none"/>
      <style:text-properties fo:color="#000000" style:font-name="Thorndale" fo:font-family="Thorndale" style:font-family-generic="roman" style:font-pitch="variable" fo:font-size="12pt" style:font-name-asian="HG Mincho Light J1" style:font-family-asian="'HG Mincho Light J'" style:font-family-generic-asian="system" style:font-pitch-asian="variable" style:font-size-asian="12pt" fo:hyphenate="false"/>
    </style:style>
    <style:style style:name="Notes" style:family="paragraph" style:parent-style-name="Normal">
      <style:paragraph-properties fo:text-align="start" style:justify-single-word="false" fo:hyphenation-ladder-count="no-limit" style:text-autospace="none"/>
      <style:text-properties fo:color="#000000" style:font-name="Arial Unicode MS" fo:font-family="'Arial Unicode MS'" style:font-family-generic="swiss" style:font-pitch="variable" fo:font-size="20pt" style:font-name-asian="Arial Unicode MS" style:font-family-asian="'Arial Unicode MS'" style:font-family-generic-asian="swiss" style:font-pitch-asian="variable" style:font-size-asian="20pt" style:font-name-complex="Arial Unicode MS" style:font-family-complex="'Arial Unicode MS'" style:font-family-generic-complex="swiss" style:font-pitch-complex="variable" style:font-size-complex="20pt" fo:hyphenate="false"/>
    </style:style>
    <style:style style:name="Plan_20_1" style:display-name="Plan 1" style:family="paragraph" style:parent-style-name="Normal">
      <style:paragraph-properties fo:margin-left="1.199cm" fo:margin-right="0cm" fo:margin-top="0cm" fo:margin-bottom="0.499cm" loext:contextual-spacing="false" fo:text-align="start" style:justify-single-word="false" fo:hyphenation-ladder-count="no-limit" fo:text-indent="-0.9cm" style:auto-text-indent="false" style:text-autospace="none">
        <style:tab-stops/>
      </style:paragraph-properties>
      <style:text-properties fo:color="#000000" style:font-name="Arial Unicode MS" fo:font-family="'Arial Unicode MS'" style:font-family-generic="swiss" style:font-pitch="variable" fo:font-size="31.5pt" style:font-name-asian="Arial Unicode MS" style:font-family-asian="'Arial Unicode MS'" style:font-family-generic-asian="swiss" style:font-pitch-asian="variable" style:font-size-asian="31.5pt" style:font-name-complex="Arial Unicode MS" style:font-family-complex="'Arial Unicode MS'" style:font-family-generic-complex="swiss" style:font-pitch-complex="variable" style:font-size-complex="31.5pt" fo:hyphenate="false"/>
    </style:style>
    <style:style style:name="Plan_20_2" style:display-name="Plan 2" style:family="paragraph" style:parent-style-name="Plan_20_1">
      <style:paragraph-properties fo:margin-left="2.401cm" fo:margin-right="0cm" fo:margin-top="0cm" fo:margin-bottom="0.4cm" loext:contextual-spacing="false" fo:hyphenation-ladder-count="no-limit" fo:text-indent="-0.801cm" style:auto-text-indent="false">
        <style:tab-stops/>
      </style:paragraph-properties>
      <style:text-properties fo:font-size="28pt" style:font-size-asian="28pt" style:font-size-complex="28pt" fo:hyphenate="false"/>
    </style:style>
    <style:style style:name="Plan_20_3" style:display-name="Plan 3" style:family="paragraph" style:parent-style-name="Plan_20_2">
      <style:paragraph-properties fo:margin-left="3.6cm" fo:margin-right="0cm" fo:margin-top="0cm" fo:margin-bottom="0.3cm" loext:contextual-spacing="false" fo:hyphenation-ladder-count="no-limit" fo:text-indent="-0.6cm" style:auto-text-indent="false">
        <style:tab-stops/>
      </style:paragraph-properties>
      <style:text-properties fo:font-size="24pt" style:font-size-asian="24pt" style:font-size-complex="24pt" fo:hyphenate="false"/>
    </style:style>
    <style:style style:name="Plan_20_4" style:display-name="Plan 4" style:family="paragraph" style:parent-style-name="Plan_20_3">
      <style:paragraph-properties fo:margin-left="4.8cm" fo:margin-right="0cm" fo:margin-top="0cm" fo:margin-bottom="0.199cm" loext:contextual-spacing="false" fo:hyphenation-ladder-count="no-limit" fo:text-indent="0cm" style:auto-text-indent="false">
        <style:tab-stops/>
      </style:paragraph-properties>
      <style:text-properties fo:font-size="20pt" style:font-size-asian="20pt" style:font-size-complex="20pt" fo:hyphenate="false"/>
    </style:style>
    <style:style style:name="Plan_20_5" style:display-name="Plan 5" style:family="paragraph" style:parent-style-name="Plan_20_4">
      <style:paragraph-properties fo:margin-left="6.001cm" fo:margin-right="0cm" fo:margin-top="0cm" fo:margin-bottom="0.101cm" loext:contextual-spacing="false" fo:hyphenation-ladder-count="no-limit" fo:text-indent="0cm" style:auto-text-indent="false">
        <style:tab-stops/>
      </style:paragraph-properties>
      <style:text-properties fo:hyphenate="false"/>
    </style:style>
    <style:style style:name="Plan_20_6" style:display-name="Plan 6" style:family="paragraph" style:parent-style-name="Plan_20_5">
      <style:paragraph-properties fo:margin-left="7.2cm" fo:margin-right="0cm" fo:margin-top="0cm" fo:margin-bottom="0cm" loext:contextual-spacing="false" fo:hyphenation-ladder-count="no-limit" fo:text-indent="0cm" style:auto-text-indent="false">
        <style:tab-stops/>
      </style:paragraph-properties>
      <style:text-properties fo:hyphenate="false"/>
    </style:style>
    <style:style style:name="Plan_20_7" style:display-name="Plan 7" style:family="paragraph" style:parent-style-name="Plan_20_6">
      <style:paragraph-properties fo:margin-left="8.4cm" fo:margin-right="0cm" fo:hyphenation-ladder-count="no-limit" fo:text-indent="0cm" style:auto-text-indent="false">
        <style:tab-stops/>
      </style:paragraph-properties>
      <style:text-properties fo:hyphenate="false"/>
    </style:style>
    <style:style style:name="Plan_20_8" style:display-name="Plan 8" style:family="paragraph" style:parent-style-name="Plan_20_7">
      <style:paragraph-properties fo:margin-left="9.601cm" fo:margin-right="0cm" fo:hyphenation-ladder-count="no-limit" fo:text-indent="0cm" style:auto-text-indent="false">
        <style:tab-stops/>
      </style:paragraph-properties>
      <style:text-properties fo:hyphenate="false"/>
    </style:style>
    <style:style style:name="Plan_20_9" style:display-name="Plan 9" style:family="paragraph" style:parent-style-name="Plan_20_8">
      <style:paragraph-properties fo:margin-left="10.8cm" fo:margin-right="0cm" fo:hyphenation-ladder-count="no-limit" fo:text-indent="0cm" style:auto-text-indent="false">
        <style:tab-stops/>
      </style:paragraph-properties>
      <style:text-properties fo:hyphenate="false"/>
    </style:style>
    <style:style style:name="Tableau1" style:family="paragraph" style:parent-style-name="Paragraphe">
      <style:paragraph-properties fo:margin-left="0cm" fo:margin-right="0cm" fo:margin-top="0cm" fo:margin-bottom="0cm" loext:contextual-spacing="false" fo:text-align="center" style:justify-single-word="false" fo:hyphenation-ladder-count="no-limit" fo:text-indent="0cm" style:auto-text-indent="false">
        <style:tab-stops/>
      </style:paragraph-properties>
      <style:text-properties fo:color="#000080" style:font-name="Arial" fo:font-family="Arial" style:font-family-generic="swiss" style:font-pitch="variable" fo:font-style="italic" style:font-style-asian="italic" fo:hyphenate="false"/>
    </style:style>
    <style:style style:name="Retrait_20_corps_20_de_20_texte" style:display-name="Retrait corps de texte"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WW-Paragraphe" style:family="paragraph" style:parent-style-name="Normal">
      <style:paragraph-properties fo:margin-left="1cm" fo:margin-right="0cm" fo:margin-top="0cm" fo:margin-bottom="0.106cm" loext:contextual-spacing="false" fo:hyphenation-ladder-count="no-limit" fo:text-indent="0cm" style:auto-text-indent="false">
        <style:tab-stops/>
      </style:paragraph-properties>
      <style:text-properties style:font-name="Comic Sans MS" fo:font-family="'Comic Sans MS'" style:font-family-generic="script" style:font-pitch="variable" fo:font-size="10pt" style:font-size-asian="10pt" style:font-size-complex="10pt" fo:hyphenate="false"/>
    </style:style>
    <style:style style:name="Titre_20_doc_20_technique" style:display-name="Titre doc technique" style:family="paragraph" style:parent-style-name="Heading_20_2" style:next-style-name="Paragraphe" style:default-outline-level="2" style:list-style-name="">
      <style:paragraph-properties fo:margin-left="0.199cm" fo:margin-right="0cm" fo:margin-top="0.101cm" fo:margin-bottom="0.199cm" loext:contextual-spacing="false" fo:hyphenation-ladder-count="no-limit" fo:text-indent="0cm" style:auto-text-indent="false" fo:padding="0cm" fo:border-left="none" fo:border-right="none" fo:border-top="none" fo:border-bottom="0.51pt solid #000000" style:shadow="none">
        <style:tab-stops/>
      </style:paragraph-properties>
      <style:text-properties fo:hyphenate="false"/>
    </style:style>
    <style:style style:name="Heading_20_10" style:display-name="Heading 10" style:family="paragraph" style:parent-style-name="Titre6" style:next-style-name="Text_20_body" style:class="text">
      <style:paragraph-properties fo:hyphenation-ladder-count="no-limit"/>
      <style:text-properties fo:font-size="12pt" style:font-size-asian="12pt" style:font-size-complex="10.5pt" style:font-weight-complex="bold" fo:hyphenate="false"/>
    </style:style>
    <style:style style:name="liste_5f_" style:display-name="liste_" style:family="paragraph" style:parent-style-name="Paragraphe" style:list-style-name="LFO2">
      <style:paragraph-properties fo:margin-top="0cm" fo:margin-bottom="0.106cm" loext:contextual-spacing="false" fo:hyphenation-ladder-count="no-limit"/>
      <style:text-properties fo:hyphenate="false"/>
    </style:style>
    <style:style style:name="sous_20_question" style:display-name="sous question" style:family="paragraph" style:parent-style-name="Paragraphe" style:list-style-name="LFO4">
      <style:paragraph-properties fo:margin-left="0cm" fo:margin-right="0cm" fo:margin-top="0cm" fo:margin-bottom="0cm" loext:contextual-spacing="false" fo:hyphenation-ladder-count="no-limit" fo:text-indent="0cm" style:auto-text-indent="false">
        <style:tab-stops>
          <style:tab-stop style:position="1.635cm"/>
        </style:tab-stops>
      </style:paragraph-properties>
      <style:text-properties fo:font-size="10pt" style:font-size-asian="10pt" fo:hyphenate="false"/>
    </style:style>
    <style:style style:name="A_20_faire" style:display-name="A faire" style:family="paragraph" style:parent-style-name="Paragraphe" style:list-style-name="LFO7">
      <style:paragraph-properties fo:margin-top="0cm" fo:margin-bottom="0.199cm" loext:contextual-spacing="false" fo:hyphenation-ladder-count="no-limit"/>
      <style:text-properties fo:hyphenate="false"/>
    </style:style>
    <style:style style:name="Default" style:family="paragraph" style:parent-style-name="Normal">
      <style:paragraph-properties fo:text-align="start" style:justify-single-word="false" fo:hyphenation-ladder-count="no-limit" style:text-autospace="none"/>
      <style:text-properties fo:color="#000000" style:font-name="Times New Roman" fo:font-family="'Times New Roman'" style:font-family-generic="roman" style:font-pitch="variable" fo:font-size="12pt" style:font-size-asian="12pt" style:font-size-complex="12pt" style:language-complex="fr" style:country-complex="FR" fo:hyphenate="false"/>
    </style:style>
    <style:style style:name="En-tête_20_cadre_20_gauche" style:display-name="En-tête cadre gauche" style:family="paragraph" style:parent-style-name="Table_20_Contents">
      <style:paragraph-properties fo:margin-top="0cm" fo:margin-bottom="0.101cm" loext:contextual-spacing="false" fo:hyphenation-ladder-count="no-limit"/>
      <style:text-properties fo:font-size="9pt" fo:font-style="italic" style:font-size-asian="9pt" style:font-style-asian="italic" style:font-style-complex="italic" fo:hyphenate="false"/>
    </style:style>
    <style:style style:name="Réponse" style:family="paragraph" style:parent-style-name="Question">
      <style:paragraph-properties fo:margin-left="1cm" fo:margin-right="0cm" fo:hyphenation-ladder-count="no-limit" fo:text-indent="0cm" style:auto-text-indent="false" fo:padding-left="0cm" fo:padding-right="0cm" fo:padding-top="0cm" fo:padding-bottom="0.035cm" fo:border-left="none" fo:border-right="none" fo:border-top="none" fo:border-bottom="0.74pt solid #808080" style:shadow="none">
        <style:tab-stops/>
      </style:paragraph-properties>
      <style:text-properties fo:color="#c5000b" fo:hyphenate="false"/>
    </style:style>
    <style:style style:name="Prof" style:family="paragraph" style:parent-style-name="Normal" style:list-style-name="LFO8">
      <style:paragraph-properties fo:margin-top="0cm" fo:margin-bottom="0.199cm" loext:contextual-spacing="false" fo:hyphenation-ladder-count="no-limit"/>
      <style:text-properties fo:color="#004586" fo:font-weight="bold" style:font-weight-asian="bold" fo:hyphenate="false"/>
    </style:style>
    <style:style style:name="Preformatted_20_Text" style:display-name="Preformatted Text" style:family="paragraph" style:parent-style-name="Normal"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Liste_20_1" style:display-name="Liste 1" style:family="paragraph" style:parent-style-name="Paragraphe" style:list-style-name="LFO9">
      <style:paragraph-properties fo:margin-left="0cm" fo:margin-right="0cm" fo:margin-top="0cm" fo:margin-bottom="0.049cm" loext:contextual-spacing="false" fo:hyphenation-ladder-count="no-limit" fo:text-indent="0cm" style:auto-text-indent="false">
        <style:tab-stops>
          <style:tab-stop style:position="1.3cm"/>
        </style:tab-stops>
      </style:paragraph-properties>
      <style:text-properties fo:hyphenate="false"/>
    </style:style>
    <style:style style:name="Questions" style:family="paragraph" style:parent-style-name="Normal" style:list-style-name="LFO10">
      <style:paragraph-properties fo:margin-top="0cm" fo:margin-bottom="0.106cm" loext:contextual-spacing="false" fo:hyphenation-ladder-count="no-limit"/>
      <style:text-properties fo:font-size="9pt" style:font-size-asian="9pt" fo:hyphenate="false"/>
    </style:style>
    <style:style style:name="liste_20_2" style:display-name="liste 2" style:family="paragraph" style:parent-style-name="Normal" style:list-style-name="LFO3">
      <style:paragraph-properties fo:margin-left="0.499cm" fo:margin-right="0cm" fo:margin-top="0cm" fo:margin-bottom="0.101cm" loext:contextual-spacing="false" fo:hyphenation-ladder-count="no-limit" fo:text-indent="0cm" style:auto-text-indent="false">
        <style:tab-stops>
          <style:tab-stop style:position="0cm"/>
          <style:tab-stop style:position="0.6cm"/>
        </style:tab-stops>
      </style:paragraph-properties>
      <style:text-properties fo:hyphenate="false"/>
    </style:style>
    <style:style style:name="présentation" style:family="paragraph" style:list-style-name="LFO3">
      <style:paragraph-properties fo:margin-left="0cm" fo:margin-right="0cm" fo:margin-top="0cm" fo:margin-bottom="0cm" loext:contextual-spacing="false" fo:hyphenation-ladder-count="no-limit" fo:text-indent="0cm" style:auto-text-indent="false" style:writing-mode="lr-tb">
        <style:tab-stops>
          <style:tab-stop style:position="0.499cm"/>
          <style:tab-stop style:position="1.099cm"/>
        </style:tab-stops>
      </style:paragraph-properties>
      <style:text-properties fo:color="#663300" fo:font-size="10pt" fo:font-style="italic" style:font-size-asian="10pt" style:font-style-asian="italic" style:font-size-complex="10pt" style:font-style-complex="italic" fo:hyphenate="false"/>
    </style:style>
    <style:style style:name="Titre_20_matériel_20__26__20_documents" style:display-name="Titre matériel &amp; documents" style:family="paragraph" style:parent-style-name="Normal">
      <style:paragraph-properties fo:margin-top="0.199cm" fo:margin-bottom="0.101cm" loext:contextual-spacing="false" fo:hyphenation-ladder-count="no-limit" style:snap-to-layout-grid="false"/>
      <style:text-properties fo:color="#6633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family-complex="Arial" style:font-family-generic-complex="swiss" style:font-pitch-complex="variable" style:font-size-complex="10pt" fo:hyphenate="false"/>
    </style:style>
    <style:style style:name="liste_20_1" style:display-name="liste 1" style:family="paragraph" style:parent-style-name="A_20_faire" style:list-style-name="LFO7">
      <style:paragraph-properties fo:hyphenation-ladder-count="no-limit"/>
      <style:text-properties fo:hyphenate="false"/>
    </style:style>
    <style:style style:name="Citation" style:family="paragraph" style:parent-style-name="Norma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style:letter-kerning="false" style:font-name-asian="MS Mincho" style:font-family-asian="'MS Mincho'" style:font-family-generic-asian="modern" style:font-pitch-asian="fixed" style:font-size-asian="12pt" style:font-size-complex="12pt" fo:hyphenate="false"/>
    </style:style>
    <style:style style:name="Paragraphe_20_de_20_liste" style:display-name="Paragraphe de liste" style:family="paragraph" style:parent-style-name="Normal" style:list-style-name="LFO15">
      <style:paragraph-properties fo:hyphenation-ladder-count="no-limit"/>
      <style:text-properties style:font-name="Comic Sans MS" fo:font-family="'Comic Sans MS'" style:font-family-generic="script" style:font-pitch="variable" fo:font-size="10pt" style:letter-kerning="false" style:font-name-asian="MS Mincho" style:font-family-asian="'MS Mincho'" style:font-family-generic-asian="modern" style:font-pitch-asian="fixed"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Paragraphe_20_de_20_liste" style:list-style-name="LFO11">
      <style:paragraph-properties fo:margin-left="1.259cm" fo:margin-right="0cm" fo:margin-top="0.212cm" fo:margin-bottom="0cm" loext:contextual-spacing="false" fo:hyphenation-ladder-count="no-limit" fo:text-indent="-0.63cm" style:auto-text-indent="false">
        <style:tab-stops/>
      </style:paragraph-properties>
      <style:text-properties fo:hyphenate="false"/>
    </style:style>
    <style:style style:name="script" style:family="paragraph" style:parent-style-name="Normal">
      <style:paragraph-properties fo:text-align="start" style:justify-single-word="false" fo:hyphenation-ladder-count="no-limit" style:text-autospace="none"/>
      <style:text-properties fo:color="#000000" style:font-name="Source Code Pro" fo:font-family="'Source Code Pro'" style:font-family-generic="modern" style:font-pitch="fixed" fo:font-size="9pt" fo:language="en" fo:country="US" style:letter-kerning="false" style:font-size-asian="9pt" style:font-name-complex="Source Code Pro" style:font-family-complex="'Source Code Pro'" style:font-family-generic-complex="modern" style:font-pitch-complex="fixed" style:font-size-complex="10pt"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default-outline-level="2" style:list-style-name="List_20_1" style:class="list">
      <style:paragraph-properties fo:margin-top="0cm" fo:margin-bottom="0.212cm" loext:contextual-spacing="false" style:writing-mode="lr-tb"/>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writing-mode="lr-tb"/>
    </style:style>
    <style:style style:name="Numbering_20_1" style:display-name="Numbering 1" style:family="paragraph" style:parent-style-name="List" style:list-style-name="Numbering_20_2" style:class="list">
      <style:paragraph-properties fo:margin-top="0cm" fo:margin-bottom="0.212cm" loext:contextual-spacing="false"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class="html"/>
    <style:style style:name="Lignes_5f_20_5f_simples.1" style:display-name="Lignes_20_simples.1" style:family="paragraph">
      <style:text-properties style:font-name="Liberation Sans" fo:font-family="'Liberation Sans'" style:font-family-generic="swiss"/>
    </style:style>
    <style:style style:name="Lignes_5f_20_5f_simples.2" style:display-name="Lignes_20_simples.2" style:family="paragraph">
      <style:text-properties style:font-name="Liberation Sans" fo:font-family="'Liberation Sans'" style:font-family-generic="swiss"/>
    </style:style>
    <style:style style:name="Lignes_5f_20_5f_simples.3" style:display-name="Lignes_20_simples.3" style:family="paragraph">
      <style:text-properties style:font-name="Liberation Sans" fo:font-family="'Liberation Sans'" style:font-family-generic="swiss"/>
    </style:style>
    <style:style style:name="Lignes_5f_20_5f_simples.4" style:display-name="Lignes_20_simples.4" style:family="paragraph">
      <style:text-properties style:font-name="Liberation Sans" fo:font-family="'Liberation Sans'" style:font-family-generic="swiss"/>
    </style:style>
    <style:style style:name="Lignes_5f_20_5f_simples.5" style:display-name="Lignes_20_simples.5" style:family="paragraph">
      <style:text-properties style:font-name="Liberation Sans" fo:font-family="'Liberation Sans'" style:font-family-generic="swiss"/>
    </style:style>
    <style:style style:name="Lignes_5f_20_5f_simples.6" style:display-name="Lignes_20_simples.6" style:family="paragraph">
      <style:text-properties style:font-name="Liberation Sans" fo:font-family="'Liberation Sans'" style:font-family-generic="swiss"/>
    </style:style>
    <style:style style:name="Lignes_5f_20_5f_simples.7" style:display-name="Lignes_20_simples.7" style:family="paragraph">
      <style:text-properties style:font-name="Liberation Sans" fo:font-family="'Liberation Sans'" style:font-family-generic="swiss"/>
    </style:style>
    <style:style style:name="Lignes_5f_20_5f_simples.8" style:display-name="Lignes_20_simples.8" style:family="paragraph">
      <style:text-properties style:font-name="Liberation Sans" fo:font-family="'Liberation Sans'" style:font-family-generic="swiss"/>
    </style:style>
    <style:style style:name="Lignes_5f_20_5f_simples.9" style:display-name="Lignes_20_simples.9" style:family="paragraph">
      <style:text-properties style:font-name="Liberation Sans" fo:font-family="'Liberation Sans'" style:font-family-generic="swiss"/>
    </style:style>
    <style:style style:name="Lignes_5f_20_5f_simples.10" style:display-name="Lignes_20_simples.10" style:family="paragraph">
      <style:text-properties style:font-name="Liberation Sans" fo:font-family="'Liberation Sans'" style:font-family-generic="swiss"/>
    </style:style>
    <style:style style:name="Lignes_5f_20_5f_simples.11" style:display-name="Lignes_20_simples.11" style:family="paragraph">
      <style:text-properties style:font-name="Liberation Sans" fo:font-family="'Liberation Sans'" style:font-family-generic="swiss"/>
    </style:style>
    <style:style style:name="Lignes_5f_20_5f_simples.12" style:display-name="Lignes_20_simples.12" style:family="paragraph">
      <style:text-properties style:font-name="Liberation Sans" fo:font-family="'Liberation Sans'" style:font-family-generic="swiss"/>
    </style:style>
    <style:style style:name="Lignes_5f_20_5f_simples.13" style:display-name="Lignes_20_simples.13" style:family="paragraph">
      <style:text-properties style:font-name="Liberation Sans" fo:font-family="'Liberation Sans'" style:font-family-generic="swiss"/>
    </style:style>
    <style:style style:name="Lignes_5f_20_5f_simples.14" style:display-name="Lignes_20_simples.14" style:family="paragraph">
      <style:text-properties style:font-name="Liberation Sans" fo:font-family="'Liberation Sans'" style:font-family-generic="swiss"/>
    </style:style>
    <style:style style:name="Lignes_5f_20_5f_simples.15" style:display-name="Lignes_20_simples.15" style:family="paragraph">
      <style:text-properties style:font-name="Liberation Sans" fo:font-family="'Liberation Sans'" style:font-family-generic="swiss"/>
    </style:style>
    <style:style style:name="Lignes_5f_20_5f_simples.16" style:display-name="Lignes_20_simples.16" style:family="paragraph">
      <style:text-properties style:font-name="Liberation Sans" fo:font-family="'Liberation Sans'" style:font-family-generic="swiss"/>
    </style:style>
    <style:style style:name="Police_20_par_20_défaut" style:display-name="Police par défaut" style:family="text">
      <style:text-properties fo:font-size="10pt" fo:font-weight="bold" style:font-size-asian="8.75pt" style:font-weight-asian="bold" style:font-size-complex="10pt"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text-properties style:font-name="Liberation Sans2" fo:font-family="'Liberation Sans'" style:font-pitch="variable" fo:font-size="10pt" fo:font-weight="bold" style:font-size-asian="8.75pt" style:font-weight-asian="bold" style:font-size-complex="10pt" style:font-weight-complex="bold"/>
    </style:style>
    <style:style style:name="Endnote_20_Symbol" style:display-name="Endnote Symbol" style:family="text"/>
    <style:style style:name="WW8Num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Police_20_par_20_défaut" style:display-name="WW-Police par défaut" style:family="text"/>
    <style:style style:name="Bullet_20_Symbols" style:display-name="Bullet Symbols" style:family="text"/>
    <style:style style:name="WW8Num3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4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5z0" style:family="text">
      <style:text-properties style:use-window-font-color="true" style:font-name="Symbol" fo:font-family="Symbol" style:font-family-generic="roman" style:font-pitch="variable" style:font-charset="x-symbol"/>
    </style:style>
    <style:style style:name="WW8Num6z0" style:family="text">
      <style:text-properties style:use-window-font-color="true" style:font-name="Symbol" fo:font-family="Symbol" style:font-family-generic="roman" style:font-pitch="variable" style:font-charset="x-symbol"/>
    </style:style>
    <style:style style:name="WW8Num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8z0" style:family="text">
      <style:text-properties style:font-name="Helvetica" fo:font-family="Helvetica" style:font-family-generic="swiss" style:font-pitch="variable" fo:font-size="10pt" fo:font-style="normal" fo:font-weight="bold" style:font-size-asian="10pt" style:font-style-asian="normal" style:font-weight-asian="bold"/>
    </style:style>
    <style:style style:name="WW8Num9z0" style:family="text">
      <style:text-properties style:font-name="Wingdings" fo:font-family="Wingdings" style:font-family-generic="system" style:font-pitch="variable" style:font-charset="x-symbol" fo:font-size="8pt" style:font-size-asian="8pt"/>
    </style:style>
    <style:style style:name="WW8Num10z0" style:family="text">
      <style:text-properties style:font-name="Verdana" fo:font-family="Verdana" style:font-family-generic="swiss" style:font-pitch="variable" fo:font-style="normal" fo:font-weight="bold" style:font-style-asian="normal" style:font-weight-asian="bold"/>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1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1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4z0" style:family="text">
      <style:text-properties style:font-name="Arial" fo:font-family="Arial" style:font-family-generic="swiss" style:font-pitch="variable" fo:font-size="9pt" fo:font-style="italic" fo:font-weight="bold" style:font-size-asian="9pt" style:font-style-asian="italic" style:font-weight-asian="bold"/>
    </style:style>
    <style:style style:name="WW8Num15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16z0" style:family="text">
      <style:text-properties style:use-window-font-color="true" style:font-name="Symbol" fo:font-family="Symbol" style:font-family-generic="roman" style:font-pitch="variable" style:font-charset="x-symbol"/>
    </style:style>
    <style:style style:name="WW8Num1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8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9z0" style:family="text">
      <style:text-properties style:use-window-font-color="true" style:font-name="Symbol" fo:font-family="Symbol" style:font-family-generic="roman" style:font-pitch="variable" style:font-charset="x-symbol"/>
    </style:style>
    <style:style style:name="WW8Num2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2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num_5f_question" style:display-name="num_question" style:family="text">
      <style:text-properties style:use-window-font-color="true"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Police_20_par_20_défaut1" style:display-name="Police par défaut1" style:family="text">
      <style:text-properties fo:font-size="12pt" fo:language="en" fo:country="US" style:font-size-asian="12pt" style:font-size-complex="12pt"/>
    </style:style>
    <style:style style:name="Normal2" style:family="text">
      <style:text-properties fo:font-size="12pt" fo:language="fr" fo:country="FR" style:font-size-asian="12pt" style:font-size-complex="12pt"/>
    </style:style>
    <style:style style:name="texte" style:family="text"/>
    <style:style style:name="Texte" style:family="text"/>
    <style:style style:name="TEXTE" style:family="text">
      <style:text-properties style:text-position="super 65%"/>
    </style:style>
    <style:style style:name="Lien_20_hypertexte" style:display-name="Lien hypertexte" style:family="text">
      <style:text-properties fo:color="#000080" style:font-name="StarSymbol" fo:font-family="StarSymbol" style:font-family-generic="system" style:font-charset="x-symbol" fo:font-size="9pt" style:text-underline-style="solid" style:text-underline-width="auto" style:text-underline-color="font-color" style:text-underline-mode="continuous" style:text-overline-mode="continuous" style:text-line-through-mode="continuous"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_33_53519741z0" style:display-name="353519741z0" style:family="text">
      <style:text-properties style:font-name="Wingdings" fo:font-family="Wingdings" style:font-family-generic="system" style:font-pitch="variable" style:font-charset="x-symbol"/>
    </style:style>
    <style:style style:name="_33_53519742z0" style:display-name="353519742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3z0" style:display-name="353519743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4z0" style:display-name="353519744z0" style:family="text">
      <style:text-properties style:font-name="Wingdings" fo:font-family="Wingdings" style:font-family-generic="system" style:font-pitch="variable" style:font-charset="x-symbol"/>
    </style:style>
    <style:style style:name="WW-Police_20_par_20_défaut1" style:display-name="WW-Police par défaut1" style:family="text"/>
    <style:style style:name="WW-Numéro_20_de_20_page" style:display-name="WW-Numéro de page" style:family="text" style:parent-style-name="WW-Police_20_par_20_défaut1"/>
    <style:style style:name="En-tête_20_Car" style:display-name="En-tête Car" style:family="text">
      <style:text-properties fo:color="#004586" style:font-name="DejaVu Sans Condensed" fo:font-family="'DejaVu Sans Condensed'" style:font-family-generic="swiss" style:font-pitch="variable" fo:font-size="12pt" fo:font-style="italic" style:letter-kerning="true" style:font-size-asian="12pt" style:language-asian="ar" style:country-asian="SA" style:font-style-asian="italic"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true" style:font-size-asian="8pt" style:language-asian="ar" style:country-asian="SA" style:font-name-complex="Tahoma" style:font-family-complex="Tahoma" style:font-family-generic-complex="swiss" style:font-pitch-complex="variable" style:font-size-complex="8pt"/>
    </style:style>
    <style:style style:name="Élevé" style:family="text" style:parent-style-name="Police_20_par_20_défaut">
      <style:text-properties fo:font-weight="bold" style:font-weight-asian="bold" style:font-weight-complex="bold"/>
    </style:style>
    <style:style style:name="Paragraphe_20_de_20_liste_20_Car" style:display-name="Paragraphe de liste Car" style:family="text" style:parent-style-name="Police_20_par_20_défaut">
      <style:text-properties style:font-name="Comic Sans MS" fo:font-family="'Comic Sans MS'" style:font-family-generic="script"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question_20_Car" style:display-name="question Car" style:family="text" style:parent-style-name="Paragraphe_20_de_20_liste_20_Car"/>
    <style:style style:name="Titre_20_3_20_Car" style:display-name="Titre 3 Car" style:family="text" style:parent-style-name="Police_20_par_20_défaut">
      <style:text-properties fo:color="#004586" style:font-name="DejaVu Sans Condensed" fo:font-family="'DejaVu Sans Condensed'" style:font-family-generic="swiss" style:font-pitch="variable" fo:font-size="11pt" fo:font-style="italic" fo:font-weight="bold" style:letter-kerning="true" style:font-size-asian="11pt" style:language-asian="ar" style:country-asian="SA" style:font-style-asian="italic" style:font-weight-asian="bold"/>
    </style:style>
    <style:style style:name="Emphase_20_intense" style:display-name="Emphase intense" style:family="text" style:parent-style-name="Police_20_par_20_défaut">
      <style:text-properties fo:color="#595959" style:font-name="Calibri" fo:font-family="Calibri" style:font-family-generic="swiss" style:font-pitch="variable" fo:font-style="italic" style:font-style-asian="italic" style:font-style-complex="italic" style:font-weight-complex="bold"/>
    </style:style>
    <style:style style:name="script_20_Car" style:display-name="script Car" style:family="text" style:parent-style-name="Police_20_par_20_défaut">
      <style:text-properties fo:color="#000000" style:font-name="Source Code Pro" fo:font-family="'Source Code Pro'" style:font-family-generic="modern" style:font-pitch="fixed" fo:font-size="9pt" fo:language="en" fo:country="US" style:font-size-asian="9pt" style:font-name-complex="Source Code Pro" style:font-family-complex="'Source Code Pro'" style:font-family-generic-complex="modern" style:font-pitch-complex="fixe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e_20_pâle" style:display-name="Emphase pâle" style:family="text" style:parent-style-name="Police_20_par_20_défaut">
      <style:text-properties fo:color="#808080" style:font-name="Calibri" fo:font-family="Calibri" style:font-family-generic="swiss" style:font-pitch="variable" fo:font-style="italic" style:font-style-asian="italic" style:font-style-complex="italic"/>
    </style:style>
    <style:style style:name="WW_5f_CharLFO2LVL1" style:display-name="WW_CharLFO2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4LVL1" style:display-name="WW_CharLFO4LVL1" style:family="text">
      <style:text-properties style:font-name="Verdana" fo:font-family="Verdana" style:font-family-generic="swiss" style:font-pitch="variable" fo:font-style="normal" fo:font-weight="bold" style:font-style-asian="normal" style:font-weight-asian="bold"/>
    </style:style>
    <style:style style:name="WW_5f_CharLFO5LVL1" style:display-name="WW_CharLFO5LVL1" style:family="text">
      <style:text-properties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WW_5f_CharLFO6LVL1" style:display-name="WW_CharLFO6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2" style:display-name="WW_CharLFO6LVL2"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3" style:display-name="WW_CharLFO6LVL3"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4" style:display-name="WW_CharLFO6LVL4"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5" style:display-name="WW_CharLFO6LVL5"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6" style:display-name="WW_CharLFO6LVL6"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7" style:display-name="WW_CharLFO6LVL7"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8" style:display-name="WW_CharLFO6LVL8"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9" style:display-name="WW_CharLFO6LVL9"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7LVL1" style:display-name="WW_CharLFO7LVL1"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2" style:display-name="WW_CharLFO7LVL2"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3" style:display-name="WW_CharLFO7LVL3"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4" style:display-name="WW_CharLFO7LVL4"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5" style:display-name="WW_CharLFO7LVL5"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6" style:display-name="WW_CharLFO7LVL6"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7" style:display-name="WW_CharLFO7LVL7"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8" style:display-name="WW_CharLFO7LVL8"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9" style:display-name="WW_CharLFO7LVL9"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A" style:num-letter-sync="true">
        <style:list-level-properties/>
      </text:outline-level-style>
      <text:outline-level-style text:level="2" style:num-suffix="-" style:num-format="1" text:display-levels="2">
        <style:list-level-properties text:space-befor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6cm" text:min-label-width="0.499cm"/>
        <style:text-properties style:font-name="Wingdings 2"/>
      </text:list-level-style-bullet>
      <text:list-level-style-bullet text:level="2" text:style-name="WW_5f_CharLFO3LVL2" text:bullet-char="">
        <style:list-level-properties text:space-before="0.501cm" text:min-label-width="0.499cm"/>
        <style:text-properties style:font-name="Wingdings 2"/>
      </text:list-level-style-bullet>
      <text:list-level-style-bullet text:level="3" text:style-name="WW_5f_CharLFO3LVL3" text:bullet-char="">
        <style:list-level-properties text:space-before="1cm" text:min-label-width="0.499cm"/>
        <style:text-properties style:font-name="Wingdings 2"/>
      </text:list-level-style-bullet>
      <text:list-level-style-bullet text:level="4" text:style-name="WW_5f_CharLFO3LVL4" text:bullet-char="">
        <style:list-level-properties text:space-before="1.501cm" text:min-label-width="0.499cm"/>
        <style:text-properties style:font-name="Wingdings 2"/>
      </text:list-level-style-bullet>
      <text:list-level-style-bullet text:level="5" text:style-name="WW_5f_CharLFO3LVL5" text:bullet-char="">
        <style:list-level-properties text:space-before="2cm" text:min-label-width="0.499cm"/>
        <style:text-properties style:font-name="Wingdings 2"/>
      </text:list-level-style-bullet>
      <text:list-level-style-bullet text:level="6" text:style-name="WW_5f_CharLFO3LVL6" text:bullet-char="">
        <style:list-level-properties text:space-before="2.501cm" text:min-label-width="0.499cm"/>
        <style:text-properties style:font-name="Wingdings 2"/>
      </text:list-level-style-bullet>
      <text:list-level-style-bullet text:level="7" text:style-name="WW_5f_CharLFO3LVL7" text:bullet-char="">
        <style:list-level-properties text:space-before="3.001cm" text:min-label-width="0.499cm"/>
        <style:text-properties style:font-name="Wingdings 2"/>
      </text:list-level-style-bullet>
      <text:list-level-style-bullet text:level="8" text:style-name="WW_5f_CharLFO3LVL8" text:bullet-char="">
        <style:list-level-properties text:space-before="3.502cm" text:min-label-width="0.499cm"/>
        <style:text-properties style:font-name="Wingdings 2"/>
      </text:list-level-style-bullet>
      <text:list-level-style-bullet text:level="9" text:style-name="WW_5f_CharLFO3LVL9" text:bullet-char="">
        <style:list-level-properties text:space-before="4.001cm" text:min-label-width="0.499cm"/>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text:style-name="WW_5f_CharLFO4LVL1" style:num-suffix="." style:num-format="a" style:num-letter-sync="true">
        <style:list-level-properties text:space-before="1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5LVL1" style:num-prefix="Q" style:num-suffix="." style:num-format="1">
        <style:list-level-properties text:space-before="0.398cm" text:min-label-width="0.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499cm"/>
        <style:text-properties style:font-name="Wingdings"/>
      </text:list-level-style-bullet>
      <text:list-level-style-bullet text:level="2" text:style-name="WW_5f_CharLFO6LVL2" text:bullet-char="">
        <style:list-level-properties text:space-before="0.501cm" text:min-label-width="0.499cm"/>
        <style:text-properties style:font-name="Wingdings"/>
      </text:list-level-style-bullet>
      <text:list-level-style-bullet text:level="3" text:style-name="WW_5f_CharLFO6LVL3" text:bullet-char="">
        <style:list-level-properties text:space-before="1cm" text:min-label-width="0.499cm"/>
        <style:text-properties style:font-name="Wingdings"/>
      </text:list-level-style-bullet>
      <text:list-level-style-bullet text:level="4" text:style-name="WW_5f_CharLFO6LVL4" text:bullet-char="">
        <style:list-level-properties text:space-before="1.501cm" text:min-label-width="0.499cm"/>
        <style:text-properties style:font-name="Wingdings"/>
      </text:list-level-style-bullet>
      <text:list-level-style-bullet text:level="5" text:style-name="WW_5f_CharLFO6LVL5" text:bullet-char="">
        <style:list-level-properties text:space-before="2cm" text:min-label-width="0.499cm"/>
        <style:text-properties style:font-name="Wingdings"/>
      </text:list-level-style-bullet>
      <text:list-level-style-bullet text:level="6" text:style-name="WW_5f_CharLFO6LVL6" text:bullet-char="">
        <style:list-level-properties text:space-before="2.501cm" text:min-label-width="0.499cm"/>
        <style:text-properties style:font-name="Wingdings"/>
      </text:list-level-style-bullet>
      <text:list-level-style-bullet text:level="7" text:style-name="WW_5f_CharLFO6LVL7" text:bullet-char="">
        <style:list-level-properties text:space-before="3.001cm" text:min-label-width="0.499cm"/>
        <style:text-properties style:font-name="Wingdings"/>
      </text:list-level-style-bullet>
      <text:list-level-style-bullet text:level="8" text:style-name="WW_5f_CharLFO6LVL8" text:bullet-char="">
        <style:list-level-properties text:space-before="3.502cm" text:min-label-width="0.499cm"/>
        <style:text-properties style:font-name="Wingdings"/>
      </text:list-level-style-bullet>
      <text:list-level-style-bullet text:level="9" text:style-name="WW_5f_CharLFO6LVL9" text:bullet-char="">
        <style:list-level-properties text:space-before="4.001cm" text:min-label-width="0.499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min-label-width="0.499cm"/>
        <style:text-properties style:font-name="DejaVu Sans"/>
      </text:list-level-style-bullet>
      <text:list-level-style-bullet text:level="2" text:style-name="WW_5f_CharLFO7LVL2" text:bullet-char="❍">
        <style:list-level-properties text:space-before="0.501cm" text:min-label-width="0.499cm"/>
        <style:text-properties style:font-name="DejaVu Sans"/>
      </text:list-level-style-bullet>
      <text:list-level-style-bullet text:level="3" text:style-name="WW_5f_CharLFO7LVL3" text:bullet-char="❍">
        <style:list-level-properties text:space-before="1cm" text:min-label-width="0.499cm"/>
        <style:text-properties style:font-name="DejaVu Sans"/>
      </text:list-level-style-bullet>
      <text:list-level-style-bullet text:level="4" text:style-name="WW_5f_CharLFO7LVL4" text:bullet-char="❍">
        <style:list-level-properties text:space-before="1.501cm" text:min-label-width="0.499cm"/>
        <style:text-properties style:font-name="DejaVu Sans"/>
      </text:list-level-style-bullet>
      <text:list-level-style-bullet text:level="5" text:style-name="WW_5f_CharLFO7LVL5" text:bullet-char="❍">
        <style:list-level-properties text:space-before="2cm" text:min-label-width="0.499cm"/>
        <style:text-properties style:font-name="DejaVu Sans"/>
      </text:list-level-style-bullet>
      <text:list-level-style-bullet text:level="6" text:style-name="WW_5f_CharLFO7LVL6" text:bullet-char="❍">
        <style:list-level-properties text:space-before="2.501cm" text:min-label-width="0.499cm"/>
        <style:text-properties style:font-name="DejaVu Sans"/>
      </text:list-level-style-bullet>
      <text:list-level-style-bullet text:level="7" text:style-name="WW_5f_CharLFO7LVL7" text:bullet-char="❍">
        <style:list-level-properties text:space-before="3.001cm" text:min-label-width="0.499cm"/>
        <style:text-properties style:font-name="DejaVu Sans"/>
      </text:list-level-style-bullet>
      <text:list-level-style-bullet text:level="8" text:style-name="WW_5f_CharLFO7LVL8" text:bullet-char="❍">
        <style:list-level-properties text:space-before="3.502cm" text:min-label-width="0.499cm"/>
        <style:text-properties style:font-name="DejaVu Sans"/>
      </text:list-level-style-bullet>
      <text:list-level-style-bullet text:level="9" text:style-name="WW_5f_CharLFO7LVL9" text:bullet-char="❍">
        <style:list-level-properties text:space-before="4.001cm" text:min-label-width="0.499cm"/>
        <style:text-properties style:font-name="DejaVu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3cm" text:min-label-width="0.7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0.8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 " style:num-format="1">
        <style:list-level-properties text:space-before="0.801cm" text:min-label-width="0.6cm"/>
      </text:list-level-style-number>
      <text:list-level-style-number text:level="2" style:num-suffix=" - " style:num-format="1">
        <style:list-level-properties text:space-before="0.501cm" text:min-label-width="0.6cm"/>
      </text:list-level-style-number>
      <text:list-level-style-number text:level="3" style:num-suffix=" - " style:num-format="1">
        <style:list-level-properties text:space-before="1cm" text:min-label-width="0.6cm"/>
      </text:list-level-style-number>
      <text:list-level-style-number text:level="4" style:num-suffix=" - " style:num-format="1">
        <style:list-level-properties text:space-before="1.501cm" text:min-label-width="0.6cm"/>
      </text:list-level-style-number>
      <text:list-level-style-number text:level="5" style:num-suffix=" - " style:num-format="1">
        <style:list-level-properties text:space-before="2cm" text:min-label-width="0.6cm"/>
      </text:list-level-style-number>
      <text:list-level-style-number text:level="6" style:num-suffix=" - " style:num-format="1">
        <style:list-level-properties text:space-before="2.501cm" text:min-label-width="0.6cm"/>
      </text:list-level-style-number>
      <text:list-level-style-number text:level="7" style:num-suffix=" - " style:num-format="1">
        <style:list-level-properties text:space-before="3cm" text:min-label-width="0.6cm"/>
      </text:list-level-style-number>
      <text:list-level-style-number text:level="8" style:num-suffix=" - " style:num-format="1">
        <style:list-level-properties text:space-before="3.501cm" text:min-label-width="0.6cm"/>
      </text:list-level-style-number>
      <text:list-level-style-number text:level="9" style:num-suffix=" - " style:num-format="1">
        <style:list-level-properties text:space-before="4cm" text:min-label-width="0.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 style:family="table">
      <style:table-properties style:width="17.918cm" fo:margin-left="0.086cm" table:align="left"/>
    </style:style>
    <style:style style:name="Tableau2.A" style:family="table-column">
      <style:table-column-properties style:column-width="2.501cm"/>
    </style:style>
    <style:style style:name="Tableau2.B" style:family="table-column">
      <style:table-column-properties style:column-width="12.412cm"/>
    </style:style>
    <style:style style:name="Tableau2.C" style:family="table-column">
      <style:table-column-properties style:column-width="3.004cm"/>
    </style:style>
    <style:style style:name="Tableau2.1" style:family="table-row">
      <style:table-row-properties style:row-height="1.707cm" style:use-optimal-row-height="false"/>
    </style:style>
    <style:style style:name="Tableau2.A1" style:family="table-cell">
      <style:table-cell-properties style:vertical-align="middle" fo:background-color="#ffff99" fo:padding="0.097cm" fo:border="1.5pt solid #000000">
        <style:background-image/>
      </style:table-cell-properties>
    </style:style>
    <style:style style:name="M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11544b0"/>
    </style:style>
    <style:style style:name="MP2" style:family="paragraph" style:parent-style-name="Normal">
      <style:paragraph-properties fo:text-align="center" style:justify-single-word="false"/>
      <style:text-properties style:font-name="DejaVu Sans1" fo:font-weight="bold" style:font-weight-asian="bold" style:font-name-complex="DejaVu Sans"/>
    </style:style>
    <style:style style:name="MP3" style:family="paragraph" style:parent-style-name="Normal">
      <style:paragraph-properties fo:text-align="center" style:justify-single-word="false"/>
      <style:text-properties officeooo:paragraph-rsid="008145a0"/>
    </style:style>
    <style:style style:name="MP4" style:family="paragraph" style:parent-style-name="Heading">
      <style:text-properties officeooo:paragraph-rsid="00f78887"/>
    </style:style>
    <style:style style:name="MP5" style:family="paragraph" style:parent-style-name="Subtitle" style:list-style-name="ML1">
      <style:text-properties officeooo:paragraph-rsid="012bd3de"/>
    </style:style>
    <style:style style:name="MT1" style:family="text">
      <style:text-properties style:font-name="Latin Modern Sans" fo:font-size="8pt" style:font-size-asian="8pt" style:font-size-complex="8pt" style:font-style-complex="italic"/>
    </style:style>
    <style:style style:name="MT2" style:family="text">
      <style:text-properties style:font-name="Latin Modern Sans" fo:font-size="8pt" officeooo:rsid="000945c9" style:font-size-asian="8pt" style:font-size-complex="8pt" style:font-style-complex="italic"/>
    </style:style>
    <style:style style:name="MT3" style:family="text">
      <style:text-properties style:font-name="Latin Modern Sans" fo:font-size="8pt" officeooo:rsid="007e75e6" style:font-size-asian="8pt" style:font-size-complex="8pt" style:font-style-complex="italic"/>
    </style:style>
    <style:style style:name="MT4" style:family="text">
      <style:text-properties style:font-name="Latin Modern Sans" fo:font-size="8pt" officeooo:rsid="011544b0" style:font-size-asian="8pt" style:font-size-complex="8pt" style:font-style-complex="italic"/>
    </style:style>
    <style:style style:name="MT5" style:family="text">
      <style:text-properties style:font-name="Latin Modern Sans"/>
    </style:style>
    <style:style style:name="MT6" style:family="text">
      <style:text-properties style:font-name="Latin Modern Sans" fo:font-size="8pt" style:font-size-asian="8pt" style:font-size-complex="8pt"/>
    </style:style>
    <style:style style:name="MT7"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MT8"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MT9" style:family="text">
      <style:text-properties fo:color="#0070c0" style:font-name="DejaVu Sans1" fo:font-size="16pt" officeooo:rsid="00f78887" style:font-size-asian="16pt" style:font-name-complex="DejaVu Sans" style:font-size-complex="16pt"/>
    </style:style>
    <style:style style:name="MT10" style:family="text">
      <style:text-properties fo:color="#800000" style:font-name="DejaVu Sans1" fo:font-size="13pt" officeooo:rsid="012bd3de" style:font-size-asian="13pt" style:font-name-complex="DejaVu Sans" style:font-size-complex="13pt"/>
    </style:style>
    <style:style style:name="MT11" style:family="text"/>
    <style:style style:name="MT12" style:family="text">
      <style:text-properties style:font-name="Liberation Sans2" fo:font-size="8pt" style:font-size-asian="8pt" style:font-size-complex="8pt" style:font-style-complex="italic"/>
    </style:style>
    <style:style style:name="MT13" style:family="text">
      <style:text-properties style:font-name="Liberation Sans2" fo:font-size="8pt" officeooo:rsid="000945c9" style:font-size-asian="8pt" style:font-size-complex="8pt" style:font-style-complex="italic"/>
    </style:style>
    <style:style style:name="MT14" style:family="text">
      <style:text-properties style:font-name="Liberation Sans2" fo:font-size="8pt" officeooo:rsid="011544b0" style:font-size-asian="8pt" style:font-size-complex="8pt" style:font-style-complex="italic"/>
    </style:style>
    <style:style style:name="MT15" style:family="text">
      <style:text-properties style:font-name="Liberation Sans2"/>
    </style:style>
    <style:style style:name="MT16" style:family="text">
      <style:text-properties style:font-name="Liberation Sans2"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97cm" fo:margin-left="0cm" fo:margin-right="0cm" fo:margin-top="0cm" style:dynamic-spacing="true"/>
      </style:footer-style>
    </style:page-layout>
    <style:page-layout style:name="Mpm3">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445cm" fo:margin-left="0cm" fo:margin-right="0cm" fo:margin-bottom="0cm" style:dynamic-spacing="true"/>
      </style:header-style>
      <style:footer-style>
        <style:header-footer-properties fo:min-height="0.9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span text:style-name="Page_20_Number"><text:span text:style-name="MT1">Lycée Pierre</text:span></text:span><text:span text:style-name="Page_20_Number"><text:span text:style-name="MT2">-</text:span></text:span><text:span text:style-name="Page_20_Number"><text:span text:style-name="MT1">Gilles </text:span></text:span><text:span text:style-name="Page_20_Number"><text:span text:style-name="MT3">d</text:span></text:span><text:span text:style-name="Page_20_Number"><text:span text:style-name="MT1">e Gennes<text:tab/></text:span></text:span><text:span text:style-name="Page_20_Number"><text:span text:style-name="MT4">Algorithmes gloutons</text:span></text:span><text:span text:style-name="Page_20_Number"><text:span text:style-name="MT1"><text:tab/>P</text:span></text:span><text:span text:style-name="MT5">age </text:span><text:span text:style-name="Page_20_Number"><text:span text:style-name="MT6"><text:page-number text:select-page="current">2</text:page-number></text:span></text:span><text:span text:style-name="Page_20_Number"><text:span text:style-name="MT6">/</text:span></text:span><text:span text:style-name="Page_20_Number"><text:span text:style-name="MT6"><text:page-count>3</text:page-count></text:span></text:span></text:p>
      </style:footer>
    </style:master-page>
    <style:master-page style:name="MPF0" style:page-layout-name="Mpm3" style:next-style-name="MP0">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Première</text:p>
              <text:p text:style-name="MP3"><text:span text:style-name="Police_20_par_20_défaut"><text:span text:style-name="MT7">A</text:span></text:span><text:span text:style-name="Police_20_par_20_défaut"><text:span text:style-name="MT8">lgorithmique</text:span></text:span></text:p>
            </table:table-cell>
            <table:table-cell table:style-name="Tableau2.A1" office:value-type="string">
              <text:p text:style-name="MP4"><text:span text:style-name="Police_20_par_20_défaut"><text:span text:style-name="MT9">Algorithmes gloutons</text:span></text:span></text:p>
              <text:list xml:id="list7554686200984419230" text:style-name="ML1">
                <text:list-header>
                  <text:p text:style-name="MP5"><text:span text:style-name="Police_20_par_20_défaut"><text:span text:style-name="MT10">Correction</text:span></text:span></text:p>
                </text:list-header>
              </text:list>
            </table:table-cell>
            <table:table-cell table:style-name="Tableau2.A1" office:value-type="string">
              <text:p text:style-name="Table_20_Contents"><text:span text:style-name="Police_20_par_20_défaut"><draw:frame draw:style-name="Mfr1" draw:name="Image 5" text:anchor-type="as-char" svg:y="0cm" svg:width="2.626cm" style:rel-width="scale" svg:height="1cm" style:rel-height="scale" draw:z-index="3"><draw:image xlink:href="Pictures/1000020000000212000000C75BB17F3B1023263B.png" xlink:type="simple" xlink:show="embed" xlink:actuate="onLoad"/><svg:desc>C:\Users\Paul\Desktop\cleUSB.png</svg:desc></draw:frame></text:span></text:p>
            </table:table-cell>
          </table:table-row>
        </table:table>
        <text:section text:style-name="MSect1" text:name="Section1">
          <text:p text:style-name="Header"/>
        </text:section>
      </style:header>
      <style:footer>
        <text:p text:style-name="MP1"><text:span text:style-name="Page_20_Number"><text:span text:style-name="MT12">Lycée Pierre</text:span></text:span><text:span text:style-name="Page_20_Number"><text:span text:style-name="MT13">-</text:span></text:span><text:span text:style-name="Page_20_Number"><text:span text:style-name="MT12">Gilles De Gennes<text:tab/></text:span></text:span><text:span text:style-name="Page_20_Number"><text:span text:style-name="MT14">Algorithmes gloutons</text:span></text:span><text:span text:style-name="Page_20_Number"><text:span text:style-name="MT12"><text:tab/>P</text:span></text:span><text:span text:style-name="MT15">age </text:span><text:span text:style-name="Page_20_Number"><text:span text:style-name="MT16"><text:page-number text:select-page="current">1</text:page-number></text:span></text:span><text:span text:style-name="Page_20_Number"><text:span text:style-name="MT16">/</text:span></text:span><text:span text:style-name="Page_20_Number"><text:span text:style-name="MT16"><text:page-count>3</text:page-count></text:span></text:span></text:p>
      </style:footer>
    </style:master-page>
    <style:master-page style:name="First_20_Page" style:display-name="First Page" style:page-layout-name="Mpm4" style:next-style-name="Standard">
      <style:header>
        <text:p text:style-name="Header"/>
      </style:header>
    </style:master-page>
    <style:master-page style:name="Index"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Algorithmes gloutons</dc:title>
    <meta:initial-creator>freychet1</meta:initial-creator>
    <meta:creation-date>2019-07-04T15:49:00Z</meta:creation-date>
    <dc:date>2020-03-30T20:11:26.127443215</dc:date>
    <meta:print-date>2016-11-09T09:20:00Z</meta:print-date>
    <meta:editing-cycles>154</meta:editing-cycles>
    <meta:editing-duration>P3DT8H44M10S</meta:editing-duration>
    <meta:document-statistic meta:table-count="8" meta:image-count="1" meta:object-count="0" meta:page-count="3" meta:paragraph-count="160" meta:word-count="588" meta:character-count="2852" meta:non-whitespace-character-count="2287"/>
    <meta:template xlink:type="simple" xlink:actuate="onRequest" xlink:title="" xlink:href="../../../../../../.cache/.fr-5c8xdy/Traitement%20des%20donnes%20en%20table%20CSV.odt/Normal.dotm"/>
  </office:meta>
</office:document-meta>
</file>